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1544458.65064" calcext:value-type="float">
            <text:p><text:s/>41,544,459 <text:s/></text:p>
          </table:table-cell>
          <table:table-cell table:style-name="ce50" office:value-type="float" office:value="6569728" calcext:value-type="float">
            <text:p><text:s/>6,569,728 <text:s/></text:p>
          </table:table-cell>
          <table:table-cell table:style-name="ce50" office:value-type="float" office:value="44696256.297" calcext:value-type="float">
            <text:p><text:s/>44,696,256 <text:s/></text:p>
          </table:table-cell>
          <table:table-cell table:style-name="ce50" office:value-type="float" office:value="338803" calcext:value-type="float">
            <text:p><text:s/>338,803 <text:s/></text:p>
          </table:table-cell>
          <table:table-cell table:style-name="ce50" office:value-type="float" office:value="11658072" calcext:value-type="float">
            <text:p><text:s/>11,658,0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8221" calcext:value-type="float">
            <text:p><text:s/>248,2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1992.9" calcext:value-type="float">
            <text:p><text:s/>91,9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41" calcext:value-type="float">
            <text:p><text:s/>1,4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815" calcext:value-type="float">
            <text:p><text:s/>116,8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931237.756117778" calcext:value-type="float">
            <text:p><text:s/>931,238 <text:s/></text:p>
          </table:table-cell>
          <table:table-cell table:style-name="ce50" office:value-type="float" office:value="-226432.766" calcext:value-type="float">
            <text:p><text:s/>-226,433 <text:s/></text:p>
          </table:table-cell>
          <table:table-cell table:style-name="ce50" office:value-type="float" office:value="777964.963" calcext:value-type="float">
            <text:p><text:s/>777,965 <text:s/></text:p>
          </table:table-cell>
          <table:table-cell table:style-name="ce50" office:value-type="float" office:value="-6993.923" calcext:value-type="float">
            <text:p><text:s/>-6,994 <text:s/></text:p>
          </table:table-cell>
          <table:table-cell table:style-name="ce50" office:value-type="float" office:value="961556.383" calcext:value-type="float">
            <text:p><text:s/>961,5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6959.873" calcext:value-type="float">
            <text:p><text:s/>136,9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0521227.9945222" calcext:value-type="float">
            <text:p><text:s/>40,521,228 <text:s/></text:p>
          </table:table-cell>
          <table:table-cell table:style-name="ce51" office:value-type="float" office:value="6796160.766" calcext:value-type="float">
            <text:p><text:s/>6,796,161 <text:s/></text:p>
          </table:table-cell>
          <table:table-cell table:style-name="ce51" office:value-type="float" office:value="43918291.334" calcext:value-type="float">
            <text:p><text:s/>43,918,291 <text:s/></text:p>
          </table:table-cell>
          <table:table-cell table:style-name="ce51" office:value-type="float" office:value="344355.923" calcext:value-type="float">
            <text:p><text:s/>344,356 <text:s/></text:p>
          </table:table-cell>
          <table:table-cell table:style-name="ce51" office:value-type="float" office:value="10696515.617" calcext:value-type="float">
            <text:p><text:s/>10,696,51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5553.873" calcext:value-type="float">
            <text:p><text:s/>-5,55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849688.547397943" calcext:value-type="float">
            <text:p><text:s/>-849,689 <text:s/></text:p>
          </table:table-cell>
          <table:table-cell table:style-name="ce51" office:value-type="float" office:value="892360.481" calcext:value-type="float">
            <text:p><text:s/>892,360 <text:s/></text:p>
          </table:table-cell>
          <table:table-cell table:style-name="ce51" office:value-type="float" office:value="-2479713.697703" calcext:value-type="float">
            <text:p><text:s/>-2,479,714 <text:s/></text:p>
          </table:table-cell>
          <table:table-cell table:style-name="ce51" office:value-type="float" office:value="33138.179" calcext:value-type="float">
            <text:p><text:s/>33,138 <text:s/></text:p>
          </table:table-cell>
          <table:table-cell table:style-name="ce51" office:value-type="float" office:value="-199714.463" calcext:value-type="float">
            <text:p><text:s/>-199,71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4271.797" calcext:value-type="float">
            <text:p><text:s/>54,27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396436.7485024" calcext:value-type="float">
            <text:p><text:s/>42,396,437 <text:s/></text:p>
          </table:table-cell>
          <table:table-cell table:style-name="ce50" office:value-type="float" office:value="5903800.285" calcext:value-type="float">
            <text:p><text:s/>5,903,800 <text:s/></text:p>
          </table:table-cell>
          <table:table-cell table:style-name="ce50" office:value-type="float" office:value="40907710.7672595" calcext:value-type="float">
            <text:p><text:s/>40,907,7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96230.08" calcext:value-type="float">
            <text:p><text:s/>10,896,2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89536.95" calcext:value-type="float">
            <text:p><text:s/>4,889,5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183171.60698683" calcext:value-type="float">
            <text:p><text:s/>6,183,172 <text:s/></text:p>
          </table:table-cell>
          <table:table-cell table:style-name="ce50" office:value-type="float" office:value="5903800.285" calcext:value-type="float">
            <text:p><text:s/>5,903,800 <text:s/></text:p>
          </table:table-cell>
          <table:table-cell table:style-name="ce50" office:value-type="float" office:value="2088272.981703" calcext:value-type="float">
            <text:p><text:s/>2,088,2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016835.54044445" calcext:value-type="float">
            <text:p><text:s/>5,016,8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99525.8" calcext:value-type="float">
            <text:p><text:s/>1,599,5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89536.95" calcext:value-type="float">
            <text:p><text:s/>4,889,5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239443.4555556" calcext:value-type="float">
            <text:p><text:s/>21,239,4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73333" calcext:value-type="float">
            <text:p><text:s/>24,373,3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58570" calcext:value-type="float">
            <text:p><text:s/>10,658,5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388787.673955556" calcext:value-type="float">
            <text:p><text:s/>388,7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5508.07" calcext:value-type="float">
            <text:p><text:s/>575,5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473309.905244444" calcext:value-type="float">
            <text:p><text:s/>473,3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0623.215" calcext:value-type="float">
            <text:p><text:s/>700,6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094888.56631559" calcext:value-type="float">
            <text:p><text:s/>9,094,88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570447.7005565" calcext:value-type="float">
            <text:p><text:s/>11,570,44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7660.08" calcext:value-type="float">
            <text:p><text:s/>237,66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138178.85430433" calcext:value-type="float">
            <text:p><text:s/>8,138,1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954835" calcext:value-type="float">
            <text:p><text:s/>5,954,8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138178.85430433" calcext:value-type="float">
            <text:p><text:s/>8,138,1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954835" calcext:value-type="float">
            <text:p><text:s/>5,954,8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54693.94565433" calcext:value-type="float">
            <text:p><text:s/>1,254,69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25328.626717667" calcext:value-type="float">
            <text:p><text:s/>625,3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29365.318936667" calcext:value-type="float">
            <text:p><text:s/>629,36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91084.8430146667" calcext:value-type="float">
            <text:p><text:s/>91,08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91554" calcext:value-type="float">
            <text:p><text:s/>91,55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766879.85905308" calcext:value-type="float">
            <text:p><text:s/>5,766,88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90294.26444347" calcext:value-type="float">
            <text:p><text:s/>5,490,294 <text:s/></text:p>
          </table:table-cell>
          <table:table-cell table:style-name="ce52" office:value-type="float" office:value="311217.744" calcext:value-type="float">
            <text:p><text:s/>311,218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13918.38" calcext:value-type="float">
            <text:p><text:s/>913,91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453374.28283085" calcext:value-type="float">
            <text:p><text:s/>5,453,37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90294.26444347" calcext:value-type="float">
            <text:p><text:s/>5,490,294 <text:s/></text:p>
          </table:table-cell>
          <table:table-cell table:style-name="ce52" office:value-type="float" office:value="269840.744" calcext:value-type="float">
            <text:p><text:s/>269,84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52807.882" calcext:value-type="float">
            <text:p><text:s/>552,80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453374.28283085" calcext:value-type="float">
            <text:p><text:s/>5,453,3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90294.26444347" calcext:value-type="float">
            <text:p><text:s/>5,490,294 <text:s/></text:p>
          </table:table-cell>
          <table:table-cell table:style-name="ce50" office:value-type="float" office:value="269840.744" calcext:value-type="float">
            <text:p><text:s/>269,8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2807.882" calcext:value-type="float">
            <text:p><text:s/>552,8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6662.8972088889" calcext:value-type="float">
            <text:p><text:s/>36,6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70.736" calcext:value-type="float">
            <text:p><text:s/>54,2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29879.809650642" calcext:value-type="float">
            <text:p><text:s/>229,8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0282.6129697" calcext:value-type="float">
            <text:p><text:s/>340,2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64193.913916771" calcext:value-type="float">
            <text:p><text:s/>564,1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5155.46467943" calcext:value-type="float">
            <text:p><text:s/>835,1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773367.02376773" calcext:value-type="float">
            <text:p><text:s/>1,773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3341.02679434" calcext:value-type="float">
            <text:p><text:s/>2,623,3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98802.30167513" calcext:value-type="float">
            <text:p><text:s/>1,398,8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0595.51234805" calcext:value-type="float">
            <text:p><text:s/>2,070,5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6958.5274872612" calcext:value-type="float">
            <text:p>( 46,95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9510.97818838" calcext:value-type="float">
            <text:p>( 69,51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51843.77418787" calcext:value-type="float">
            <text:p>( 1,351,84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01084.53415967" calcext:value-type="float">
            <text:p>( 2,001,08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86019.194224955" calcext:value-type="float">
            <text:p><text:s/>286,0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383.67566194" calcext:value-type="float">
            <text:p><text:s/>423,3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87391.1088676498" calcext:value-type="float">
            <text:p><text:s/>87,3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361.83878435" calcext:value-type="float">
            <text:p><text:s/>129,3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54.419" calcext:value-type="float">
            <text:p><text:s/>1,154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4061.6888888889" calcext:value-type="float">
            <text:p><text:s/>14,0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15" calcext:value-type="float">
            <text:p><text:s/>20,8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067.87555555556" calcext:value-type="float">
            <text:p><text:s/>2,0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1" calcext:value-type="float">
            <text:p><text:s/>3,0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2167.3703111111" calcext:value-type="float">
            <text:p><text:s/>12,167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010.91" calcext:value-type="float">
            <text:p><text:s/>18,01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060811.18929778" calcext:value-type="float">
            <text:p><text:s/>1,060,8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0279.721" calcext:value-type="float">
            <text:p><text:s/>1,570,2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034164.21116444" calcext:value-type="float">
            <text:p><text:s/>1,034,1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0835.181" calcext:value-type="float">
            <text:p><text:s/>1,530,8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6646.9781333333" calcext:value-type="float">
            <text:p><text:s/>26,6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444.54" calcext:value-type="float">
            <text:p><text:s/>39,4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43221.07185126" calcext:value-type="float">
            <text:p><text:s/>1,743,2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9840.744" calcext:value-type="float">
            <text:p><text:s/>269,8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2807.882" calcext:value-type="float">
            <text:p><text:s/>552,8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43221.07185126" calcext:value-type="float">
            <text:p><text:s/>1,743,2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9840.744" calcext:value-type="float">
            <text:p><text:s/>269,8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2807.882" calcext:value-type="float">
            <text:p><text:s/>552,8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941.4423822222" calcext:value-type="float">
            <text:p><text:s/>16,9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077.793" calcext:value-type="float">
            <text:p><text:s/>25,0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13505.576222222" calcext:value-type="float">
            <text:p><text:s/>313,5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377" calcext:value-type="float">
            <text:p><text:s/>41,3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110.498" calcext:value-type="float">
            <text:p><text:s/>361,1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13505.576222222" calcext:value-type="float">
            <text:p><text:s/>313,5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377" calcext:value-type="float">
            <text:p><text:s/>41,3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110.498" calcext:value-type="float">
            <text:p><text:s/>361,1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5920214.335717" calcext:value-type="float">
            <text:p><text:s/>125,920,2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186037.810783" calcext:value-type="float">
            <text:p><text:s/>96,186,0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741424.293623" calcext:value-type="float">
            <text:p><text:s/>25,741,42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2465351.003" calcext:value-type="float">
            <text:p><text:s/>92,465,3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7124762.3579" calcext:value-type="float">
            <text:p><text:s/>67,124,7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340588.6451" calcext:value-type="float">
            <text:p><text:s/>25,340,58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2088836.554668" calcext:value-type="float">
            <text:p><text:s/>2,088,8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88836.554668" calcext:value-type="float">
            <text:p><text:s/>2,088,83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586249.332595" calcext:value-type="float">
            <text:p><text:s/>1,586,24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86249.332595" calcext:value-type="float">
            <text:p><text:s/>1,586,24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9779777.445454" calcext:value-type="float">
            <text:p><text:s/>29,779,77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386189.56562" calcext:value-type="float">
            <text:p><text:s/>25,386,19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00835.648523" calcext:value-type="float">
            <text:p><text:s/>400,83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6201108.649627" calcext:value-type="float">
            <text:p><text:s/>26,201,10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640760.314128" calcext:value-type="float">
            <text:p><text:s/>24,640,76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0928.472133" calcext:value-type="float">
            <text:p><text:s/>260,92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6201108.649627" calcext:value-type="float">
            <text:p><text:s/>26,201,10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4640760.314128" calcext:value-type="float">
            <text:p><text:s/>24,640,76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0928.472133" calcext:value-type="float">
            <text:p><text:s/>260,92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81842.5904540552" calcext:value-type="float">
            <text:p><text:s/>81,843 <text:s/></text:p>
          </table:table-cell>
          <table:table-cell table:style-name="ce49" office:value-type="float" office:value="2169.88" calcext:value-type="float">
            <text:p><text:s/>2,170 <text:s/></text:p>
          </table:table-cell>
          <table:table-cell table:style-name="ce49" office:value-type="float" office:value="79672.7104540552" calcext:value-type="float">
            <text:p><text:s/>79,673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090278.0146697" calcext:value-type="float">
            <text:p><text:s/>61,090,278 <text:s/></text:p>
          </table:table-cell>
          <table:table-cell table:style-name="ce50" office:value-type="float" office:value="42915938.748" calcext:value-type="float">
            <text:p><text:s/>42,915,9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367.297" calcext:value-type="float">
            <text:p><text:s/>256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76089.049786" calcext:value-type="float">
            <text:p><text:s/>2,676,0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19403.7423073" calcext:value-type="float">
            <text:p><text:s/>14,419,40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9582.959" calcext:value-type="float">
            <text:p><text:s/>599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595.659928" calcext:value-type="float">
            <text:p><text:s/>50,5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8412.9072" calcext:value-type="float">
            <text:p><text:s/>1,328,4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4263.01777778" calcext:value-type="float">
            <text:p><text:s/>2,074,2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6044.551817686" calcext:value-type="float">
            <text:p><text:s/>736,045 <text:s/></text:p>
          </table:table-cell>
          <table:table-cell table:style-name="ce50" office:value-type="float" office:value="714749.29" calcext:value-type="float">
            <text:p><text:s/>714,749 <text:s/></text:p>
          </table:table-cell>
          <table:table-cell table:style-name="ce50" office:value-type="float" office:value="504.0485311402" calcext:value-type="float">
            <text:p><text:s/>504 <text:s/></text:p>
          </table:table-cell>
          <table:table-cell table:style-name="ce50" office:value-type="float" office:value="-160472.279" calcext:value-type="float">
            <text:p><text:s/>-160,4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609.871734" calcext:value-type="float">
            <text:p><text:s/>-6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2613996.386021" calcext:value-type="float">
            <text:p><text:s/>42,613,996 <text:s/></text:p>
          </table:table-cell>
          <table:table-cell table:style-name="ce51" office:value-type="float" office:value="42203359.338" calcext:value-type="float">
            <text:p><text:s/>42,203,359 <text:s/></text:p>
          </table:table-cell>
          <table:table-cell table:style-name="ce51" office:value-type="float" office:value="79168.661922915" calcext:value-type="float">
            <text:p><text:s/>79,169 <text:s/></text:p>
          </table:table-cell>
          <table:table-cell table:style-name="ce51" office:value-type="float" office:value="-182743.383" calcext:value-type="float">
            <text:p><text:s/>-182,74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26103.261592" calcext:value-type="float">
            <text:p><text:s/>2,626,10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17878.77150793" calcext:value-type="float">
            <text:p><text:s/>4,117,8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1690.15564" calcext:value-type="float">
            <text:p><text:s/>261,69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217364.968718439" calcext:value-type="float">
            <text:p><text:s/>-217,365 <text:s/></text:p>
          </table:table-cell>
          <table:table-cell table:style-name="ce51" office:value-type="float" office:value="-13500.87" calcext:value-type="float">
            <text:p><text:s/>-13,501 <text:s/></text:p>
          </table:table-cell>
          <table:table-cell table:style-name="ce51" office:value-type="float" office:value="9.2012383316" calcext:value-type="float">
            <text:p><text:s/>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6078.73001352066" calcext:value-type="float">
            <text:p><text:s/>-6,0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18972.72272543" calcext:value-type="float">
            <text:p><text:s/>718,973 <text:s/></text:p>
          </table:table-cell>
          <table:table-cell table:style-name="ce50" office:value-type="float" office:value="7566485.38599992" calcext:value-type="float">
            <text:p><text:s/>7,566,485 <text:s/></text:p>
          </table:table-cell>
          <table:table-cell table:style-name="ce50" office:value-type="float" office:value="682682.74429528" calcext:value-type="float">
            <text:p><text:s/>682,683 <text:s/></text:p>
          </table:table-cell>
          <table:table-cell table:style-name="ce50" office:value-type="float" office:value="43851829.3407889" calcext:value-type="float">
            <text:p><text:s/>43,851,829 <text:s/></text:p>
          </table:table-cell>
          <table:table-cell table:style-name="ce50" office:value-type="float" office:value="42216860.208" calcext:value-type="float">
            <text:p><text:s/>42,216,860 <text:s/></text:p>
          </table:table-cell>
          <table:table-cell table:style-name="ce50" office:value-type="float" office:value="79159.4606845834" calcext:value-type="float">
            <text:p><text:s/>79,159 <text:s/></text:p>
          </table:table-cell>
          <table:table-cell table:style-name="ce50" office:value-type="float" office:value="256367.297" calcext:value-type="float">
            <text:p><text:s/>256,367 <text:s/></text:p>
          </table:table-cell>
          <table:table-cell table:style-name="ce50" office:value-type="float" office:value="311756.79471191" calcext:value-type="float">
            <text:p><text:s/>311,757 <text:s/></text:p>
          </table:table-cell>
          <table:table-cell table:style-name="ce50" office:value-type="float" office:value="1069.568666" calcext:value-type="float">
            <text:p><text:s/>1,0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552386.9656846" calcext:value-type="float">
            <text:p><text:s/>42,552,387 <text:s/></text:p>
          </table:table-cell>
          <table:table-cell table:style-name="ce50" office:value-type="float" office:value="42216860.208" calcext:value-type="float">
            <text:p><text:s/>42,216,860 <text:s/></text:p>
          </table:table-cell>
          <table:table-cell table:style-name="ce50" office:value-type="float" office:value="79159.4606845834" calcext:value-type="float">
            <text:p><text:s/>79,159 <text:s/></text:p>
          </table:table-cell>
          <table:table-cell table:style-name="ce50" office:value-type="float" office:value="256367.297" calcext:value-type="float">
            <text:p><text:s/>256,3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1732.266666667" calcext:value-type="float">
            <text:p><text:s/>871,7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4.54426666667" calcext:value-type="float">
            <text:p><text:s/>1,9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04.6218666667" calcext:value-type="float">
            <text:p><text:s/>13,8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18972.72272543" calcext:value-type="float">
            <text:p><text:s/>718,973 <text:s/></text:p>
          </table:table-cell>
          <table:table-cell table:style-name="ce51" office:value-type="float" office:value="7566485.38599992" calcext:value-type="float">
            <text:p><text:s/>7,566,485 <text:s/></text:p>
          </table:table-cell>
          <table:table-cell table:style-name="ce51" office:value-type="float" office:value="682682.74429528" calcext:value-type="float">
            <text:p><text:s/>682,683 <text:s/></text:p>
          </table:table-cell>
          <table:table-cell table:style-name="ce51" office:value-type="float" office:value="411950.942304345" calcext:value-type="float">
            <text:p><text:s/>411,95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11756.79471191" calcext:value-type="float">
            <text:p><text:s/>311,757 <text:s/></text:p>
          </table:table-cell>
          <table:table-cell table:style-name="ce51" office:value-type="float" office:value="1069.568666" calcext:value-type="float">
            <text:p><text:s/>1,0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01434.862" calcext:value-type="float">
            <text:p><text:s/>3,001,435 <text:s/></text:p>
          </table:table-cell>
          <table:table-cell table:style-name="ce50" office:value-type="float" office:value="21197486.005" calcext:value-type="float">
            <text:p><text:s/>21,197,486 <text:s/></text:p>
          </table:table-cell>
          <table:table-cell table:style-name="ce50" office:value-type="float" office:value="1328673.966" calcext:value-type="float">
            <text:p><text:s/>1,328,674 <text:s/></text:p>
          </table:table-cell>
          <table:table-cell table:style-name="ce50" office:value-type="float" office:value="49429156.1697603" calcext:value-type="float">
            <text:p><text:s/>49,429,1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3866.68" calcext:value-type="float">
            <text:p><text:s/>493,867 <text:s/></text:p>
          </table:table-cell>
          <table:table-cell table:style-name="ce50" office:value-type="float" office:value="3420694.499" calcext:value-type="float">
            <text:p><text:s/>3,420,694 <text:s/></text:p>
          </table:table-cell>
          <table:table-cell table:style-name="ce50" office:value-type="float" office:value="1692072.481284" calcext:value-type="float">
            <text:p><text:s/>1,692,0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01434.862" calcext:value-type="float">
            <text:p><text:s/>3,001,435 <text:s/></text:p>
          </table:table-cell>
          <table:table-cell table:style-name="ce50" office:value-type="float" office:value="21197486.005" calcext:value-type="float">
            <text:p><text:s/>21,197,486 <text:s/></text:p>
          </table:table-cell>
          <table:table-cell table:style-name="ce50" office:value-type="float" office:value="1328673.966" calcext:value-type="float">
            <text:p><text:s/>1,328,674 <text:s/></text:p>
          </table:table-cell>
          <table:table-cell table:style-name="ce50" office:value-type="float" office:value="45757953.672952" calcext:value-type="float">
            <text:p><text:s/>45,757,9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3866.68" calcext:value-type="float">
            <text:p><text:s/>493,867 <text:s/></text:p>
          </table:table-cell>
          <table:table-cell table:style-name="ce50" office:value-type="float" office:value="3420694.499" calcext:value-type="float">
            <text:p><text:s/>3,420,694 <text:s/></text:p>
          </table:table-cell>
          <table:table-cell table:style-name="ce50" office:value-type="float" office:value="1399635.81895662" calcext:value-type="float">
            <text:p><text:s/>1,399,63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71202.49680824" calcext:value-type="float">
            <text:p><text:s/>3,671,20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92436.662327379" calcext:value-type="float">
            <text:p><text:s/>292,4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2736.66" calcext:value-type="float">
            <text:p><text:s/>582,737 <text:s/></text:p>
          </table:table-cell>
          <table:table-cell table:style-name="ce50" office:value-type="float" office:value="10558714.104" calcext:value-type="float">
            <text:p><text:s/>10,558,714 <text:s/></text:p>
          </table:table-cell>
          <table:table-cell table:style-name="ce50" office:value-type="float" office:value="342766.549" calcext:value-type="float">
            <text:p><text:s/>342,767 <text:s/></text:p>
          </table:table-cell>
          <table:table-cell table:style-name="ce50" office:value-type="float" office:value="2858683.70040559" calcext:value-type="float">
            <text:p><text:s/>2,858,68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22271.67691285" calcext:value-type="float">
            <text:p><text:s/>2,222,272 <text:s/></text:p>
          </table:table-cell>
          <table:table-cell table:style-name="ce50" office:value-type="float" office:value="182094.594174" calcext:value-type="float">
            <text:p><text:s/>182,0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00544.529" calcext:value-type="float">
            <text:p><text:s/>500,545 <text:s/></text:p>
          </table:table-cell>
          <table:table-cell table:style-name="ce50" office:value-type="float" office:value="3713050.114" calcext:value-type="float">
            <text:p><text:s/>3,713,050 <text:s/></text:p>
          </table:table-cell>
          <table:table-cell table:style-name="ce50" office:value-type="float" office:value="342766.549" calcext:value-type="float">
            <text:p><text:s/>342,7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82192.131" calcext:value-type="float">
            <text:p><text:s/>82,192 <text:s/></text:p>
          </table:table-cell>
          <table:table-cell table:style-name="ce50" office:value-type="float" office:value="6845663.99" calcext:value-type="float">
            <text:p><text:s/>6,845,6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6792.41707226" calcext:value-type="float">
            <text:p><text:s/>2,856,7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22271.67691285" calcext:value-type="float">
            <text:p><text:s/>2,222,272 <text:s/></text:p>
          </table:table-cell>
          <table:table-cell table:style-name="ce50" office:value-type="float" office:value="182094.594174" calcext:value-type="float">
            <text:p><text:s/>182,0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3.442" calcext:value-type="float">
            <text:p><text:s/>1,5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3.333333333333" calcext:value-type="float">
            <text:p><text:s/>2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.508" calcext:value-type="float">
            <text:p><text:s/>2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1.118" calcext:value-type="float">
            <text:p><text:s/>51 <text:s/></text:p>
          </table:table-cell>
          <table:table-cell table:style-name="ce52" office:value-type="float" office:value="187047.595" calcext:value-type="float">
            <text:p><text:s/>187,048 <text:s/></text:p>
          </table:table-cell>
          <table:table-cell table:style-name="ce52" office:value-type="float" office:value="17835.693" calcext:value-type="float">
            <text:p><text:s/>17,83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99674.36127457" calcext:value-type="float">
            <text:p><text:s/>1,699,674 <text:s/></text:p>
          </table:table-cell>
          <table:table-cell table:style-name="ce52" office:value-type="float" office:value="2885238.92000008" calcext:value-type="float">
            <text:p><text:s/>2,885,239 <text:s/></text:p>
          </table:table-cell>
          <table:table-cell table:style-name="ce52" office:value-type="float" office:value="285388.97970472" calcext:value-type="float">
            <text:p><text:s/>285,389 <text:s/></text:p>
          </table:table-cell>
          <table:table-cell table:style-name="ce52" office:value-type="float" office:value="41432125.7117972" calcext:value-type="float">
            <text:p><text:s/>41,432,12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4756" calcext:value-type="float">
            <text:p><text:s/>54,756 <text:s/></text:p>
          </table:table-cell>
          <table:table-cell table:style-name="ce52" office:value-type="float" office:value="886666.02737524" calcext:value-type="float">
            <text:p><text:s/>886,666 <text:s/></text:p>
          </table:table-cell>
          <table:table-cell table:style-name="ce52" office:value-type="float" office:value="3879400.15440952" calcext:value-type="float">
            <text:p><text:s/>3,879,40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99674.36127457" calcext:value-type="float">
            <text:p><text:s/>1,699,674 <text:s/></text:p>
          </table:table-cell>
          <table:table-cell table:style-name="ce52" office:value-type="float" office:value="2885238.92000008" calcext:value-type="float">
            <text:p><text:s/>2,885,239 <text:s/></text:p>
          </table:table-cell>
          <table:table-cell table:style-name="ce52" office:value-type="float" office:value="285388.97970472" calcext:value-type="float">
            <text:p><text:s/>285,389 <text:s/></text:p>
          </table:table-cell>
          <table:table-cell table:style-name="ce52" office:value-type="float" office:value="17316135.1608337" calcext:value-type="float">
            <text:p><text:s/>17,316,13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86666.02737524" calcext:value-type="float">
            <text:p><text:s/>886,666 <text:s/></text:p>
          </table:table-cell>
          <table:table-cell table:style-name="ce52" office:value-type="float" office:value="2222391.11552152" calcext:value-type="float">
            <text:p><text:s/>2,222,3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699674.36127457" calcext:value-type="float">
            <text:p><text:s/>1,699,674 <text:s/></text:p>
          </table:table-cell>
          <table:table-cell table:style-name="ce50" office:value-type="float" office:value="2885238.92000008" calcext:value-type="float">
            <text:p><text:s/>2,885,239 <text:s/></text:p>
          </table:table-cell>
          <table:table-cell table:style-name="ce50" office:value-type="float" office:value="285388.97970472" calcext:value-type="float">
            <text:p><text:s/>285,389 <text:s/></text:p>
          </table:table-cell>
          <table:table-cell table:style-name="ce50" office:value-type="float" office:value="1345346.50873185" calcext:value-type="float">
            <text:p><text:s/>1,345,3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6666.02737524" calcext:value-type="float">
            <text:p><text:s/>886,666 <text:s/></text:p>
          </table:table-cell>
          <table:table-cell table:style-name="ce50" office:value-type="float" office:value="397221.58374811" calcext:value-type="float">
            <text:p><text:s/>397,2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53.93076952333" calcext:value-type="float">
            <text:p><text:s/>7,2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43.538346" calcext:value-type="float">
            <text:p><text:s/>2,7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744.051598429" calcext:value-type="float">
            <text:p><text:s/>100,7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455.4436106575" calcext:value-type="float">
            <text:p><text:s/>28,4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979.5334712467" calcext:value-type="float">
            <text:p><text:s/>91,9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088.180172" calcext:value-type="float">
            <text:p><text:s/>10,0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30.26066199" calcext:value-type="float">
            <text:p><text:s/>4,8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06.352066" calcext:value-type="float">
            <text:p><text:s/>2,6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1.69751586667" calcext:value-type="float">
            <text:p><text:s/>1,2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7.17128" calcext:value-type="float">
            <text:p><text:s/>2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67.8303428103" calcext:value-type="float">
            <text:p><text:s/>40,9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48.18031745205" calcext:value-type="float">
            <text:p><text:s/>2,8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4.30613175333" calcext:value-type="float">
            <text:p><text:s/>2,5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90.320028" calcext:value-type="float">
            <text:p><text:s/>3,0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73.755" calcext:value-type="float">
            <text:p><text:s/>2,4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5185.897666406" calcext:value-type="float">
            <text:p><text:s/>565,1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6666.02737524" calcext:value-type="float">
            <text:p><text:s/>886,666 <text:s/></text:p>
          </table:table-cell>
          <table:table-cell table:style-name="ce50" office:value-type="float" office:value="226565.7328" calcext:value-type="float">
            <text:p><text:s/>226,5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3031.329426896" calcext:value-type="float">
            <text:p><text:s/>393,0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4311.0358128" calcext:value-type="float">
            <text:p><text:s/>884,311 <text:s/></text:p>
          </table:table-cell>
          <table:table-cell table:style-name="ce50" office:value-type="float" office:value="113244.669676" calcext:value-type="float">
            <text:p><text:s/>113,2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9826.8440900633" calcext:value-type="float">
            <text:p>( 79,82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4611.717982" calcext:value-type="float">
            <text:p>( 84,61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10418.565336833" calcext:value-type="float">
            <text:p>( 310,419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84311.0358128" calcext:value-type="float">
            <text:p>( 884,311 <text:s/>)</text:p>
          </table:table-cell>
          <table:table-cell table:style-name="ce53" office:value-type="float" office:value="28632.951694" calcext:value-type="float">
            <text:p>( 28,63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85.92" calcext:value-type="float">
            <text:p>( 2,78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094.771876474" calcext:value-type="float">
            <text:p><text:s/>61,0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54.99156244" calcext:value-type="float">
            <text:p><text:s/>2,3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679.441144726" calcext:value-type="float">
            <text:p><text:s/>28,6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42.66117" calcext:value-type="float">
            <text:p><text:s/>1,84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473.755" calcext:value-type="float">
            <text:p><text:s/>2,474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82380.35521831" calcext:value-type="float">
            <text:p><text:s/>82,38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11478.401954" calcext:value-type="float">
            <text:p><text:s/>111,4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833.9858776989" calcext:value-type="float">
            <text:p><text:s/>30,8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014.176654" calcext:value-type="float">
            <text:p><text:s/>11,0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09.2674382133" calcext:value-type="float">
            <text:p><text:s/>13,0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41.402192" calcext:value-type="float">
            <text:p><text:s/>3,14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5068.0635758333" calcext:value-type="float">
            <text:p><text:s/>35,06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5294.3795" calcext:value-type="float">
            <text:p><text:s/>15,2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120.410420733" calcext:value-type="float">
            <text:p><text:s/>207,1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010.93516" calcext:value-type="float">
            <text:p><text:s/>11,0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409.3392450667" calcext:value-type="float">
            <text:p><text:s/>36,4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.93456" calcext:value-type="float">
            <text:p><text:s/>1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0711.071175667" calcext:value-type="float">
            <text:p><text:s/>170,7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902.0006" calcext:value-type="float">
            <text:p><text:s/>10,9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420.8905848267" calcext:value-type="float">
            <text:p>( 19,42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953.400944" calcext:value-type="float">
            <text:p>( 7,95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24541.103257507" calcext:value-type="float">
            <text:p>( 124,54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948.599656" calcext:value-type="float">
            <text:p>( 2,94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697200.60627457" calcext:value-type="float">
            <text:p><text:s/>1,697,201 <text:s/></text:p>
          </table:table-cell>
          <table:table-cell table:style-name="ce50" office:value-type="float" office:value="2885238.92000008" calcext:value-type="float">
            <text:p><text:s/>2,885,239 <text:s/></text:p>
          </table:table-cell>
          <table:table-cell table:style-name="ce50" office:value-type="float" office:value="285388.97970472" calcext:value-type="float">
            <text:p><text:s/>285,389 <text:s/></text:p>
          </table:table-cell>
          <table:table-cell table:style-name="ce50" office:value-type="float" office:value="143887.341287327" calcext:value-type="float">
            <text:p><text:s/>143,8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552.904444" calcext:value-type="float">
            <text:p><text:s/>26,5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97200.60627457" calcext:value-type="float">
            <text:p><text:s/>1,697,201 <text:s/></text:p>
          </table:table-cell>
          <table:table-cell table:style-name="ce50" office:value-type="float" office:value="2885238.92000008" calcext:value-type="float">
            <text:p><text:s/>2,885,239 <text:s/></text:p>
          </table:table-cell>
          <table:table-cell table:style-name="ce50" office:value-type="float" office:value="285388.97970472" calcext:value-type="float">
            <text:p><text:s/>285,389 <text:s/></text:p>
          </table:table-cell>
          <table:table-cell table:style-name="ce50" office:value-type="float" office:value="100812.337718417" calcext:value-type="float">
            <text:p><text:s/>100,8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695.84845" calcext:value-type="float">
            <text:p><text:s/>14,6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075.00356891" calcext:value-type="float">
            <text:p><text:s/>43,0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57.055994" calcext:value-type="float">
            <text:p><text:s/>11,8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7364.97159464" calcext:value-type="float">
            <text:p>( 37,36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031.318576" calcext:value-type="float">
            <text:p>( 11,03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17.40190514" calcext:value-type="float">
            <text:p><text:s/>33,7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958.889276" calcext:value-type="float">
            <text:p><text:s/>28,95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6532.35389468333" calcext:value-type="float">
            <text:p><text:s/>6,53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486.73309" calcext:value-type="float">
            <text:p><text:s/>5,4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86.4201599433" calcext:value-type="float">
            <text:p><text:s/>12,5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60.471174" calcext:value-type="float">
            <text:p><text:s/>5,1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846.89297364333" calcext:value-type="float">
            <text:p>( 8,84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468.576754" calcext:value-type="float">
            <text:p>( 2,46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15.5693568367" calcext:value-type="float">
            <text:p><text:s/>24,0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35.704478" calcext:value-type="float">
            <text:p><text:s/>13,3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.558775" calcext:value-type="float">
            <text:p><text:s/>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.085" calcext:value-type="float">
            <text:p><text:s/>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.03606666667" calcext:value-type="float">
            <text:p><text:s/>1,1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28.2544266853" calcext:value-type="float">
            <text:p><text:s/>11,9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53.3373890667" calcext:value-type="float">
            <text:p><text:s/>10,6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1.98416" calcext:value-type="float">
            <text:p><text:s/>52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66065.545138" calcext:value-type="float">
            <text:p><text:s/>13,366,0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89.882267" calcext:value-type="float">
            <text:p><text:s/>20,3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663.5662222222" calcext:value-type="float">
            <text:p><text:s/>79,6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21646.1631824" calcext:value-type="float">
            <text:p><text:s/>13,221,6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89.882267" calcext:value-type="float">
            <text:p><text:s/>20,3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.333333333333" calcext:value-type="float">
            <text:p><text:s/>1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606.4824" calcext:value-type="float">
            <text:p><text:s/>64,6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1259.419066667" calcext:value-type="float">
            <text:p><text:s/>471,2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125.8805333333" calcext:value-type="float">
            <text:p><text:s/>78,1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93133.538533333" calcext:value-type="float">
            <text:p><text:s/>393,13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5038.970450576" calcext:value-type="float">
            <text:p><text:s/>925,0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5620.273919395" calcext:value-type="float">
            <text:p><text:s/>165,6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597.121738821" calcext:value-type="float">
            <text:p><text:s/>198,5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20.43617926027" calcext:value-type="float">
            <text:p><text:s/>2,1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139.437190295" calcext:value-type="float">
            <text:p><text:s/>121,1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6761.15444049" calcext:value-type="float">
            <text:p><text:s/>156,7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603.0550023333" calcext:value-type="float">
            <text:p><text:s/>29,6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9.3046" calcext:value-type="float">
            <text:p><text:s/>1,4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.754133333333" calcext:value-type="float">
            <text:p><text:s/>1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63.33933333333" calcext:value-type="float">
            <text:p><text:s/>8,7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7.580733333333" calcext:value-type="float">
            <text:p><text:s/>6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24.96264146484" calcext:value-type="float">
            <text:p><text:s/>8,1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40.542332054795" calcext:value-type="float">
            <text:p><text:s/>6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61.4131604173" calcext:value-type="float">
            <text:p><text:s/>10,4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9.818846082192" calcext:value-type="float">
            <text:p><text:s/>3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0863.703211239" calcext:value-type="float">
            <text:p><text:s/>440,8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.19049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6629.603306005" calcext:value-type="float">
            <text:p><text:s/>106,63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244.82703150685" calcext:value-type="float">
            <text:p><text:s/>4,24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08424.71744665" calcext:value-type="float">
            <text:p><text:s/>1,208,42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39159.37558702" calcext:value-type="float">
            <text:p><text:s/>1,639,1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115990.5509635" calcext:value-type="float">
            <text:p><text:s/>24,115,9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56" calcext:value-type="float">
            <text:p><text:s/>54,7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7009.038888" calcext:value-type="float">
            <text:p><text:s/>1,657,0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115990.5509635" calcext:value-type="float">
            <text:p><text:s/>24,115,9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56" calcext:value-type="float">
            <text:p><text:s/>54,7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7009.038888" calcext:value-type="float">
            <text:p><text:s/>1,657,0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173699.3738247" calcext:value-type="float">
            <text:p>( 20,173,69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57009.038888" calcext:value-type="float">
            <text:p>( 1,657,00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179829.865696" calcext:value-type="float">
            <text:p><text:s/>1,179,830 <text:s/></text:p>
          </table:table-cell>
          <table:table-cell table:style-name="ce57" office:value-type="float" office:value="2310105.395176" calcext:value-type="float">
            <text:p><text:s/>2,310,105 <text:s/></text:p>
          </table:table-cell>
          <table:table-cell table:style-name="ce57" office:value-type="float" office:value="502816.970439" calcext:value-type="float">
            <text:p><text:s/>502,817 <text:s/></text:p>
          </table:table-cell>
          <table:table-cell table:style-name="ce57" office:value-type="float" office:value="4420692.910594" calcext:value-type="float">
            <text:p><text:s/>4,420,69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30929.230611" calcext:value-type="float">
            <text:p><text:s/>830,92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137562.525" calcext:value-type="float">
            <text:p><text:s/>3,137,56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2148.445331" calcext:value-type="float">
            <text:p><text:s/>32,14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2973.351224" calcext:value-type="float">
            <text:p><text:s/>42,97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179829.865696" calcext:value-type="float">
            <text:p><text:s/>1,179,830 <text:s/></text:p>
          </table:table-cell>
          <table:table-cell table:style-name="ce57" office:value-type="float" office:value="2310105.395176" calcext:value-type="float">
            <text:p><text:s/>2,310,105 <text:s/></text:p>
          </table:table-cell>
          <table:table-cell table:style-name="ce57" office:value-type="float" office:value="502816.970439" calcext:value-type="float">
            <text:p><text:s/>502,817 <text:s/></text:p>
          </table:table-cell>
          <table:table-cell table:style-name="ce57" office:value-type="float" office:value="1208008.589039" calcext:value-type="float">
            <text:p><text:s/>1,208,009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30929.230611" calcext:value-type="float">
            <text:p><text:s/>830,92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367765.464069" calcext:value-type="float">
            <text:p><text:s/>367,765 <text:s/></text:p>
          </table:table-cell>
          <table:table-cell table:style-name="ce57" office:value-type="float" office:value="748718.650899" calcext:value-type="float">
            <text:p><text:s/>748,719 <text:s/></text:p>
          </table:table-cell>
          <table:table-cell table:style-name="ce57" office:value-type="float" office:value="182935.748398" calcext:value-type="float">
            <text:p><text:s/>182,936 <text:s/></text:p>
          </table:table-cell>
          <table:table-cell table:style-name="ce57" office:value-type="float" office:value="2693676.615434" calcext:value-type="float">
            <text:p><text:s/>2,693,67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349956.547326" calcext:value-type="float">
            <text:p><text:s/>1,349,957 <text:s/></text:p>
          </table:table-cell>
          <table:table-cell table:style-name="ce57" office:value-type="float" office:value="23228.244276" calcext:value-type="float">
            <text:p><text:s/>23,22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367765.464069" calcext:value-type="float">
            <text:p><text:s/>367,765 <text:s/></text:p>
          </table:table-cell>
          <table:table-cell table:style-name="ce51" office:value-type="float" office:value="748718.650899" calcext:value-type="float">
            <text:p><text:s/>748,719 <text:s/></text:p>
          </table:table-cell>
          <table:table-cell table:style-name="ce51" office:value-type="float" office:value="182935.748398" calcext:value-type="float">
            <text:p><text:s/>182,936 <text:s/></text:p>
          </table:table-cell>
          <table:table-cell table:style-name="ce51" office:value-type="float" office:value="2693676.615434" calcext:value-type="float">
            <text:p><text:s/>2,693,67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49956.547326" calcext:value-type="float">
            <text:p><text:s/>1,349,957 <text:s/></text:p>
          </table:table-cell>
          <table:table-cell table:style-name="ce51" office:value-type="float" office:value="23228.244276" calcext:value-type="float">
            <text:p><text:s/>23,228 <text:s/></text:p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561156.821" calcext:value-type="float">
            <text:p><text:s/>14,561,157 <text:s/></text:p>
          </table:table-cell>
          <table:table-cell table:number-columns-repeated="2" table:style-name="ce50" office:value-type="float" office:value="245246.932" calcext:value-type="float">
            <text:p><text:s/>245,24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2297.357" calcext:value-type="float">
            <text:p><text:s/>92,2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5423.591406567" calcext:value-type="float">
            <text:p><text:s/>215,424 <text:s/></text:p>
          </table:table-cell>
          <table:table-cell table:number-columns-repeated="2" table:style-name="ce50" office:value-type="float" office:value="2324876.041" calcext:value-type="float">
            <text:p><text:s/>2,324,8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89097.652" calcext:value-type="float">
            <text:p><text:s/>989,0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333545.895" calcext:value-type="float">
            <text:p><text:s/>2,333,5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7105.608" calcext:value-type="float">
            <text:p><text:s/>237,106 <text:s/></text:p>
          </table:table-cell>
          <table:table-cell table:number-columns-repeated="2" table:style-name="ce50" office:value-type="float" office:value="15988.064" calcext:value-type="float">
            <text:p><text:s/>15,9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6364.968" calcext:value-type="float">
            <text:p><text:s/>-6,365 <text:s/></text:p>
          </table:table-cell>
          <table:table-cell table:style-name="ce50" office:value-type="float" office:value="-440.895" calcext:value-type="float">
            <text:p><text:s/>-44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108627.6215934" calcext:value-type="float">
            <text:p><text:s/>14,108,628 <text:s/></text:p>
          </table:table-cell>
          <table:table-cell table:number-columns-repeated="2" table:style-name="ce51" office:value-type="float" office:value="-2095617.173" calcext:value-type="float">
            <text:p><text:s/>-2,095,61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3223981.222" calcext:value-type="float">
            <text:p><text:s/>-3,223,981 <text:s/></text:p>
          </table:table-cell>
          <table:table-cell table:style-name="ce51" office:value-type="float" office:value="440.895" calcext:value-type="float">
            <text:p><text:s/>4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35987.335" calcext:value-type="float">
            <text:p><text:s/>3,035,987 <text:s/></text:p>
          </table:table-cell>
          <table:table-cell table:number-columns-repeated="2" table:style-name="ce50" office:value-type="float" office:value="60614.7" calcext:value-type="float">
            <text:p><text:s/>60,6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9273.578" calcext:value-type="float">
            <text:p><text:s/>179,274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9581.3515934333" calcext:value-type="float">
            <text:p><text:s/>59,581 <text:s/></text:p>
          </table:table-cell>
          <table:table-cell table:number-columns-repeated="2" table:style-name="ce51" office:value-type="float" office:value="-68766.0610000002" calcext:value-type="float">
            <text:p><text:s/>-68,76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26682.118" calcext:value-type="float">
            <text:p><text:s/>326,682 <text:s/></text:p>
          </table:table-cell>
          <table:table-cell table:style-name="ce51" office:value-type="float" office:value="133.223" calcext:value-type="float">
            <text:p><text:s/>1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54766.628" calcext:value-type="float">
            <text:p><text:s/>10,854,767 <text:s/></text:p>
          </table:table-cell>
          <table:table-cell table:number-columns-repeated="2" table:style-name="ce50" office:value-type="float" office:value="12257984.619" calcext:value-type="float">
            <text:p><text:s/>12,257,9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36248.202" calcext:value-type="float">
            <text:p><text:s/>4,036,248 <text:s/></text:p>
          </table:table-cell>
          <table:table-cell table:style-name="ce50" office:value-type="float" office:value="5084.07" calcext:value-type="float">
            <text:p><text:s/>5,08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54766.628" calcext:value-type="float">
            <text:p><text:s/>10,854,767 <text:s/></text:p>
          </table:table-cell>
          <table:table-cell table:number-columns-repeated="2" table:style-name="ce50" office:value-type="float" office:value="8599072.43682615" calcext:value-type="float">
            <text:p><text:s/>8,599,0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36248.202" calcext:value-type="float">
            <text:p><text:s/>4,036,248 <text:s/></text:p>
          </table:table-cell>
          <table:table-cell table:style-name="ce50" office:value-type="float" office:value="5084.07" calcext:value-type="float">
            <text:p><text:s/>5,08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658912.18217385" calcext:value-type="float">
            <text:p><text:s/>3,658,9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47.167" calcext:value-type="float">
            <text:p><text:s/>4,0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948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14.445" calcext:value-type="float">
            <text:p><text:s/>2,2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948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15.51" calcext:value-type="float">
            <text:p><text:s/>1,8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7.212" calcext:value-type="float">
            <text:p><text:s/>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1867825.563" calcext:value-type="float">
            <text:p><text:s/>21,867,826 <text:s/></text:p>
          </table:table-cell>
          <table:table-cell table:number-columns-repeated="2" table:style-name="ce52" office:value-type="float" office:value="10166471.64" calcext:value-type="float">
            <text:p><text:s/>10,166,47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6311.284" calcext:value-type="float">
            <text:p><text:s/>306,311 <text:s/></text:p>
          </table:table-cell>
          <table:table-cell table:style-name="ce52" office:value-type="float" office:value="5385.794" calcext:value-type="float">
            <text:p><text:s/>5,38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166471.64" calcext:value-type="float">
            <text:p><text:s/>10,166,47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6311.284" calcext:value-type="float">
            <text:p><text:s/>306,311 <text:s/></text:p>
          </table:table-cell>
          <table:table-cell table:style-name="ce52" office:value-type="float" office:value="5385.794" calcext:value-type="float">
            <text:p><text:s/>5,3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822.067" calcext:value-type="float">
            <text:p><text:s/>5,8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7" calcext:value-type="float">
            <text:p><text:s/>7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3.935" calcext:value-type="float">
            <text:p><text:s/>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.771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.549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.684" calcext:value-type="float">
            <text:p><text:s/>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.467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2" calcext:value-type="float">
            <text:p><text:s/>1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2" calcext:value-type="float">
            <text:p><text:s/>1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1.056" calcext:value-type="float">
            <text:p><text:s/>1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5" calcext:value-type="float">
            <text:p><text:s/>6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.141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3.609" calcext:value-type="float">
            <text:p><text:s/>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.357" calcext:value-type="float">
            <text:p><text:s/>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.146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.211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6.211" calcext:value-type="float">
            <text:p>( 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3.883" calcext:value-type="float">
            <text:p><text:s/>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3.883" calcext:value-type="float">
            <text:p><text:s/>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.32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68.837" calcext:value-type="float">
            <text:p><text:s/>16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9.284" calcext:value-type="float">
            <text:p><text:s/>1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39.556" calcext:value-type="float">
            <text:p>( 4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06.929" calcext:value-type="float">
            <text:p><text:s/>4,4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.407" calcext:value-type="float">
            <text:p><text:s/>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79.608" calcext:value-type="float">
            <text:p><text:s/>4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5.23" calcext:value-type="float">
            <text:p><text:s/>1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05887.247" calcext:value-type="float">
            <text:p><text:s/>10,105,8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9621.512" calcext:value-type="float">
            <text:p><text:s/>89,6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89621.512" calcext:value-type="float">
            <text:p><text:s/>89,6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05887.247" calcext:value-type="float">
            <text:p><text:s/>10,105,8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812.35" calcext:value-type="float">
            <text:p><text:s/>11,8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812.35" calcext:value-type="float">
            <text:p><text:s/>11,8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949.976" calcext:value-type="float">
            <text:p><text:s/>42,9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5962.772" calcext:value-type="float">
            <text:p><text:s/>215,963 <text:s/></text:p>
          </table:table-cell>
          <table:table-cell table:style-name="ce50" office:value-type="float" office:value="5385.794" calcext:value-type="float">
            <text:p><text:s/>5,3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3.745" calcext:value-type="float">
            <text:p><text:s/>1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5.84" calcext:value-type="float">
            <text:p><text:s/>2,1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45.662" calcext:value-type="float">
            <text:p><text:s/>8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49.954" calcext:value-type="float">
            <text:p><text:s/>3,2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55.092" calcext:value-type="float">
            <text:p><text:s/>7,9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42.691" calcext:value-type="float">
            <text:p><text:s/>7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440.805" calcext:value-type="float">
            <text:p><text:s/>7,4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6.382" calcext:value-type="float">
            <text:p><text:s/>8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834.069" calcext:value-type="float">
            <text:p><text:s/>24,8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5956.372" calcext:value-type="float">
            <text:p><text:s/>215,9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91.53" calcext:value-type="float">
            <text:p><text:s/>9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.4" calcext:value-type="float">
            <text:p><text:s/>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867825.563" calcext:value-type="float">
            <text:p><text:s/>21,867,8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867825.563" calcext:value-type="float">
            <text:p><text:s/>21,867,8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1867825.563" calcext:value-type="float">
            <text:p>( 21,867,82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8301.101" calcext:value-type="float">
            <text:p><text:s/>578,301 <text:s/></text:p>
          </table:table-cell>
          <table:table-cell table:style-name="ce50" office:value-type="float" office:value="1235.996" calcext:value-type="float">
            <text:p><text:s/>1,236 <text:s/></text:p>
          </table:table-cell>
          <table:table-cell table:style-name="ce50" office:value-type="float" office:value="316307" calcext:value-type="float">
            <text:p><text:s/>316,307 <text:s/></text:p>
          </table:table-cell>
          <table:table-cell table:style-name="ce50" office:value-type="float" office:value="110440" calcext:value-type="float">
            <text:p><text:s/>110,440 <text:s/></text:p>
          </table:table-cell>
          <table:table-cell table:style-name="ce50" office:value-type="float" office:value="1867701.55032492" calcext:value-type="float">
            <text:p><text:s/>1,867,702 <text:s/></text:p>
          </table:table-cell>
          <table:table-cell table:style-name="ce50" office:value-type="float" office:value="141309" calcext:value-type="float">
            <text:p><text:s/>141,309 <text:s/></text:p>
          </table:table-cell>
          <table:table-cell table:style-name="ce50" office:value-type="float" office:value="35632" calcext:value-type="float">
            <text:p><text:s/>35,632 <text:s/></text:p>
          </table:table-cell>
          <table:table-cell table:style-name="ce50" office:value-type="float" office:value="56435.639" calcext:value-type="float">
            <text:p><text:s/>56,4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816957.758" calcext:value-type="float">
            <text:p><text:s/>7,816,958 <text:s/></text:p>
          </table:table-cell>
          <table:table-cell table:style-name="ce50" office:value-type="float" office:value="1660012.51" calcext:value-type="float">
            <text:p><text:s/>1,660,013 <text:s/></text:p>
          </table:table-cell>
          <table:table-cell table:style-name="ce50" office:value-type="float" office:value="176.4" calcext:value-type="float">
            <text:p><text:s/>176 <text:s/></text:p>
          </table:table-cell>
          <table:table-cell table:style-name="ce50" office:value-type="float" office:value="577046" calcext:value-type="float">
            <text:p><text:s/>577,046 <text:s/></text:p>
          </table:table-cell>
          <table:table-cell table:style-name="ce50" office:value-type="float" office:value="239421" calcext:value-type="float">
            <text:p><text:s/>239,421 <text:s/></text:p>
          </table:table-cell>
          <table:table-cell table:style-name="ce50" office:value-type="float" office:value="76792.1874990115" calcext:value-type="float">
            <text:p><text:s/>76,792 <text:s/></text:p>
          </table:table-cell>
          <table:table-cell table:style-name="ce50" office:value-type="float" office:value="5305" calcext:value-type="float">
            <text:p><text:s/>5,305 <text:s/></text:p>
          </table:table-cell>
          <table:table-cell table:style-name="ce50" office:value-type="float" office:value="609212.92" calcext:value-type="float">
            <text:p><text:s/>609,213 <text:s/></text:p>
          </table:table-cell>
          <table:table-cell table:style-name="ce50" office:value-type="float" office:value="122321.770436667" calcext:value-type="float">
            <text:p><text:s/>122,3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66333.34" calcext:value-type="float">
            <text:p><text:s/>166,333 <text:s/></text:p>
          </table:table-cell>
          <table:table-cell table:style-name="ce50" office:value-type="float" office:value="1099842.828" calcext:value-type="float">
            <text:p><text:s/>1,099,8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.6" calcext:value-type="float">
            <text:p><text:s/>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99948.115" calcext:value-type="float">
            <text:p><text:s/>-199,948 <text:s/></text:p>
          </table:table-cell>
          <table:table-cell table:style-name="ce50" office:value-type="float" office:value="49260.341" calcext:value-type="float">
            <text:p><text:s/>49,260 <text:s/></text:p>
          </table:table-cell>
          <table:table-cell table:style-name="ce50" office:value-type="float" office:value="-742.068" calcext:value-type="float">
            <text:p><text:s/>-742 <text:s/></text:p>
          </table:table-cell>
          <table:table-cell table:style-name="ce50" office:value-type="float" office:value="17513.622" calcext:value-type="float">
            <text:p><text:s/>17,514 <text:s/></text:p>
          </table:table-cell>
          <table:table-cell table:style-name="ce50" office:value-type="float" office:value="-7392.506" calcext:value-type="float">
            <text:p><text:s/>-7,393 <text:s/></text:p>
          </table:table-cell>
          <table:table-cell table:style-name="ce50" office:value-type="float" office:value="-5720.65799999996" calcext:value-type="float">
            <text:p><text:s/>-5,7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67235.48" calcext:value-type="float">
            <text:p><text:s/>-67,235 <text:s/></text:p>
          </table:table-cell>
          <table:table-cell table:style-name="ce50" office:value-type="float" office:value="159322.758892667" calcext:value-type="float">
            <text:p><text:s/>159,3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7783342.983" calcext:value-type="float">
            <text:p><text:s/>-7,783,343 <text:s/></text:p>
          </table:table-cell>
          <table:table-cell table:style-name="ce51" office:value-type="float" office:value="-2230814.578" calcext:value-type="float">
            <text:p><text:s/>-2,230,815 <text:s/></text:p>
          </table:table-cell>
          <table:table-cell table:style-name="ce51" office:value-type="float" office:value="1801.664" calcext:value-type="float">
            <text:p><text:s/>1,802 <text:s/></text:p>
          </table:table-cell>
          <table:table-cell table:style-name="ce51" office:value-type="float" office:value="-278255.222" calcext:value-type="float">
            <text:p><text:s/>-278,255 <text:s/></text:p>
          </table:table-cell>
          <table:table-cell table:style-name="ce51" office:value-type="float" office:value="-121588.494" calcext:value-type="float">
            <text:p><text:s/>-121,588 <text:s/></text:p>
          </table:table-cell>
          <table:table-cell table:style-name="ce51" office:value-type="float" office:value="1796630.02082591" calcext:value-type="float">
            <text:p><text:s/>1,796,630 <text:s/></text:p>
          </table:table-cell>
          <table:table-cell table:style-name="ce51" office:value-type="float" office:value="136004" calcext:value-type="float">
            <text:p><text:s/>136,004 <text:s/></text:p>
          </table:table-cell>
          <table:table-cell table:style-name="ce51" office:value-type="float" office:value="-506345.44" calcext:value-type="float">
            <text:p><text:s/>-506,345 <text:s/></text:p>
          </table:table-cell>
          <table:table-cell table:style-name="ce51" office:value-type="float" office:value="-225208.890329333" calcext:value-type="float">
            <text:p><text:s/>-225,2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08560.301" calcext:value-type="float">
            <text:p><text:s/>108,560 <text:s/></text:p>
          </table:table-cell>
          <table:table-cell table:style-name="ce50" office:value-type="float" office:value="916276.089" calcext:value-type="float">
            <text:p><text:s/>916,276 <text:s/></text:p>
          </table:table-cell>
          <table:table-cell table:style-name="ce50" office:value-type="float" office:value="1252.895" calcext:value-type="float">
            <text:p><text:s/>1,253 <text:s/></text:p>
          </table:table-cell>
          <table:table-cell table:style-name="ce50" office:value-type="float" office:value="391.614" calcext:value-type="float">
            <text:p><text:s/>3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5.009" calcext:value-type="float">
            <text:p><text:s/>1,4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8.573" calcext:value-type="float">
            <text:p><text:s/>17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79419.044" calcext:value-type="float">
            <text:p><text:s/>-79,419 <text:s/></text:p>
          </table:table-cell>
          <table:table-cell table:style-name="ce51" office:value-type="float" office:value="-382328.74609375" calcext:value-type="float">
            <text:p><text:s/>-382,32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7079.44302567" calcext:value-type="float">
            <text:p><text:s/>67,079 <text:s/></text:p>
          </table:table-cell>
          <table:table-cell table:style-name="ce50" office:value-type="float" office:value="857881.84788193" calcext:value-type="float">
            <text:p><text:s/>857,8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9219.1469398609" calcext:value-type="float">
            <text:p><text:s/>19,2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5416" calcext:value-type="float">
            <text:p><text:s/>65,416 <text:s/></text:p>
          </table:table-cell>
          <table:table-cell table:style-name="ce50" office:value-type="float" office:value="760010" calcext:value-type="float">
            <text:p><text:s/>760,0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96.958" calcext:value-type="float">
            <text:p><text:s/>97 <text:s/></text:p>
          </table:table-cell>
          <table:table-cell table:style-name="ce50" office:value-type="float" office:value="1747.547" calcext:value-type="float">
            <text:p><text:s/>1,7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41.833" calcext:value-type="float">
            <text:p><text:s/>12,9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566.48502567" calcext:value-type="float">
            <text:p><text:s/>1,566 <text:s/></text:p>
          </table:table-cell>
          <table:table-cell table:style-name="ce51" office:value-type="float" office:value="83182.46788193" calcext:value-type="float">
            <text:p><text:s/>83,18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19219.1469398609" calcext:value-type="float">
            <text:p><text:s/>19,2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711384.588" calcext:value-type="float">
            <text:p><text:s/>13,711,385 <text:s/></text:p>
          </table:table-cell>
          <table:table-cell table:style-name="ce50" office:value-type="float" office:value="4673526.21290625" calcext:value-type="float">
            <text:p><text:s/>4,673,526 <text:s/></text:p>
          </table:table-cell>
          <table:table-cell table:style-name="ce50" office:value-type="float" office:value="566.231" calcext:value-type="float">
            <text:p><text:s/>566 <text:s/></text:p>
          </table:table-cell>
          <table:table-cell table:style-name="ce50" office:value-type="float" office:value="806892.676" calcext:value-type="float">
            <text:p><text:s/>806,893 <text:s/></text:p>
          </table:table-cell>
          <table:table-cell table:style-name="ce50" office:value-type="float" office:value="575493.618" calcext:value-type="float">
            <text:p><text:s/>575,494 <text:s/></text:p>
          </table:table-cell>
          <table:table-cell table:style-name="ce50" office:value-type="float" office:value="41319.308" calcext:value-type="float">
            <text:p><text:s/>41,3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8829" calcext:value-type="float">
            <text:p><text:s/>958,829 <text:s/></text:p>
          </table:table-cell>
          <table:table-cell table:style-name="ce50" office:value-type="float" office:value="1225955.814851" calcext:value-type="float">
            <text:p><text:s/>1,225,9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572571.66692" calcext:value-type="float">
            <text:p><text:s/>13,572,572 <text:s/></text:p>
          </table:table-cell>
          <table:table-cell table:style-name="ce50" office:value-type="float" office:value="4673526.21290625" calcext:value-type="float">
            <text:p><text:s/>4,673,526 <text:s/></text:p>
          </table:table-cell>
          <table:table-cell table:style-name="ce50" office:value-type="float" office:value="566.231" calcext:value-type="float">
            <text:p><text:s/>566 <text:s/></text:p>
          </table:table-cell>
          <table:table-cell table:style-name="ce50" office:value-type="float" office:value="806892.676" calcext:value-type="float">
            <text:p><text:s/>806,893 <text:s/></text:p>
          </table:table-cell>
          <table:table-cell table:style-name="ce50" office:value-type="float" office:value="575493.618" calcext:value-type="float">
            <text:p><text:s/>575,494 <text:s/></text:p>
          </table:table-cell>
          <table:table-cell table:style-name="ce50" office:value-type="float" office:value="41319.308" calcext:value-type="float">
            <text:p><text:s/>41,3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8829" calcext:value-type="float">
            <text:p><text:s/>958,829 <text:s/></text:p>
          </table:table-cell>
          <table:table-cell table:style-name="ce50" office:value-type="float" office:value="1070960.074995" calcext:value-type="float">
            <text:p><text:s/>1,070,9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38812.92108" calcext:value-type="float">
            <text:p><text:s/>138,81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54995.739856" calcext:value-type="float">
            <text:p><text:s/>154,9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963.07" calcext:value-type="float">
            <text:p><text:s/>37,963 <text:s/></text:p>
          </table:table-cell>
          <table:table-cell table:style-name="ce50" office:value-type="float" office:value="68222.57869695" calcext:value-type="float">
            <text:p><text:s/>68,2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866" calcext:value-type="float">
            <text:p><text:s/>387,866 <text:s/></text:p>
          </table:table-cell>
          <table:table-cell table:style-name="ce50" office:value-type="float" office:value="38483.2530601391" calcext:value-type="float">
            <text:p><text:s/>38,4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7952.794" calcext:value-type="float">
            <text:p><text:s/>37,953 <text:s/></text:p>
          </table:table-cell>
          <table:table-cell table:style-name="ce50" office:value-type="float" office:value="67947.57869695" calcext:value-type="float">
            <text:p><text:s/>67,9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866" calcext:value-type="float">
            <text:p><text:s/>387,866 <text:s/></text:p>
          </table:table-cell>
          <table:table-cell table:style-name="ce50" office:value-type="float" office:value="38483.2530601391" calcext:value-type="float">
            <text:p><text:s/>38,4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" calcext:value-type="float">
            <text:p><text:s/>2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0.276" calcext:value-type="float">
            <text:p><text:s/>1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793857.83497433" calcext:value-type="float">
            <text:p><text:s/>5,793,858 <text:s/></text:p>
          </table:table-cell>
          <table:table-cell table:style-name="ce52" office:value-type="float" office:value="982659.86542112" calcext:value-type="float">
            <text:p><text:s/>982,660 <text:s/></text:p>
          </table:table-cell>
          <table:table-cell table:style-name="ce52" office:value-type="float" office:value="1115" calcext:value-type="float">
            <text:p><text:s/>1,115 <text:s/></text:p>
          </table:table-cell>
          <table:table-cell table:style-name="ce52" office:value-type="float" office:value="528245.84" calcext:value-type="float">
            <text:p><text:s/>528,246 <text:s/></text:p>
          </table:table-cell>
          <table:table-cell table:style-name="ce52" office:value-type="float" office:value="453905.124" calcext:value-type="float">
            <text:p><text:s/>453,905 <text:s/></text:p>
          </table:table-cell>
          <table:table-cell table:style-name="ce52" office:value-type="float" office:value="1836494.31982591" calcext:value-type="float">
            <text:p><text:s/>1,836,494 <text:s/></text:p>
          </table:table-cell>
          <table:table-cell table:style-name="ce52" office:value-type="float" office:value="136004" calcext:value-type="float">
            <text:p><text:s/>136,004 <text:s/></text:p>
          </table:table-cell>
          <table:table-cell table:style-name="ce52" office:value-type="float" office:value="64617.56" calcext:value-type="float">
            <text:p><text:s/>64,618 <text:s/></text:p>
          </table:table-cell>
          <table:table-cell table:style-name="ce52" office:value-type="float" office:value="942865.951521667" calcext:value-type="float">
            <text:p><text:s/>942,86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793857.83497433" calcext:value-type="float">
            <text:p><text:s/>5,793,858 <text:s/></text:p>
          </table:table-cell>
          <table:table-cell table:style-name="ce52" office:value-type="float" office:value="982659.86542112" calcext:value-type="float">
            <text:p><text:s/>982,66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2780.68" calcext:value-type="float">
            <text:p><text:s/>12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3247.95897433" calcext:value-type="float">
            <text:p><text:s/>123,248 <text:s/></text:p>
          </table:table-cell>
          <table:table-cell table:style-name="ce50" office:value-type="float" office:value="748237.48242112" calcext:value-type="float">
            <text:p><text:s/>748,2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780.68" calcext:value-type="float">
            <text:p><text:s/>12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357" calcext:value-type="float">
            <text:p><text:s/>2,357 <text:s/></text:p>
          </table:table-cell>
          <table:table-cell table:style-name="ce50" office:value-type="float" office:value="2842" calcext:value-type="float">
            <text:p><text:s/>2,8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309.339" calcext:value-type="float">
            <text:p><text:s/>16,309 <text:s/></text:p>
          </table:table-cell>
          <table:table-cell table:style-name="ce50" office:value-type="float" office:value="60433.69327387" calcext:value-type="float">
            <text:p><text:s/>60,4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10.7" calcext:value-type="float">
            <text:p><text:s/>611 <text:s/></text:p>
          </table:table-cell>
          <table:table-cell table:style-name="ce50" office:value-type="float" office:value="78720.17" calcext:value-type="float">
            <text:p><text:s/>78,7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27" calcext:value-type="float">
            <text:p><text:s/>2,7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.835" calcext:value-type="float">
            <text:p><text:s/>2 <text:s/></text:p>
          </table:table-cell>
          <table:table-cell table:style-name="ce50" office:value-type="float" office:value="964" calcext:value-type="float">
            <text:p><text:s/>9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090.711" calcext:value-type="float">
            <text:p><text:s/>1,091 <text:s/></text:p>
          </table:table-cell>
          <table:table-cell table:style-name="ce50" office:value-type="float" office:value="35456.12705823" calcext:value-type="float">
            <text:p><text:s/>35,4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04.938" calcext:value-type="float">
            <text:p><text:s/>105 <text:s/></text:p>
          </table:table-cell>
          <table:table-cell table:style-name="ce50" office:value-type="float" office:value="149.1" calcext:value-type="float">
            <text:p><text:s/>1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4972.31417431" calcext:value-type="float">
            <text:p><text:s/>64,972 <text:s/></text:p>
          </table:table-cell>
          <table:table-cell table:style-name="ce50" office:value-type="float" office:value="202989.16988902" calcext:value-type="float">
            <text:p><text:s/>202,9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2456.3" calcext:value-type="float">
            <text:p><text:s/>62,456 <text:s/></text:p>
          </table:table-cell>
          <table:table-cell table:style-name="ce50" office:value-type="float" office:value="123531.49884873" calcext:value-type="float">
            <text:p><text:s/>123,5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358.63" calcext:value-type="float">
            <text:p>( 16,35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2456.3" calcext:value-type="float">
            <text:p>( 62,456 <text:s/>)</text:p>
          </table:table-cell>
          <table:table-cell table:style-name="ce53" office:value-type="float" office:value="104561.06884873" calcext:value-type="float">
            <text:p>( 104,56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611.8" calcext:value-type="float">
            <text:p>( 2,61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96.41417431" calcext:value-type="float">
            <text:p><text:s/>96 <text:s/></text:p>
          </table:table-cell>
          <table:table-cell table:style-name="ce50" office:value-type="float" office:value="55862.642557" calcext:value-type="float">
            <text:p><text:s/>55,8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209.6" calcext:value-type="float">
            <text:p><text:s/>2,210 <text:s/></text:p>
          </table:table-cell>
          <table:table-cell table:style-name="ce50" office:value-type="float" office:value="23595.02848329" calcext:value-type="float">
            <text:p><text:s/>23,5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10" calcext:value-type="float">
            <text:p><text:s/>21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875.399" calcext:value-type="float">
            <text:p><text:s/>1,875 <text:s/></text:p>
          </table:table-cell>
          <table:table-cell table:style-name="ce50" office:value-type="float" office:value="19001.794" calcext:value-type="float">
            <text:p><text:s/>19,0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0.399" calcext:value-type="float">
            <text:p><text:s/>30 <text:s/></text:p>
          </table:table-cell>
          <table:table-cell table:style-name="ce50" office:value-type="float" office:value="9992.62" calcext:value-type="float">
            <text:p><text:s/>9,9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.923" calcext:value-type="float">
            <text:p><text:s/>12 <text:s/></text:p>
          </table:table-cell>
          <table:table-cell table:style-name="ce54" office:value-type="float" office:value="22292.298" calcext:value-type="float">
            <text:p><text:s/>22,2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389.53" calcext:value-type="float">
            <text:p><text:s/>15,390 <text:s/></text:p>
          </table:table-cell>
          <table:table-cell table:style-name="ce50" office:value-type="float" office:value="173081.219" calcext:value-type="float">
            <text:p><text:s/>173,0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570.558" calcext:value-type="float">
            <text:p><text:s/>13,571 <text:s/></text:p>
          </table:table-cell>
          <table:table-cell table:style-name="ce50" office:value-type="float" office:value="22171.109" calcext:value-type="float">
            <text:p><text:s/>22,1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18.972" calcext:value-type="float">
            <text:p><text:s/>1,819 <text:s/></text:p>
          </table:table-cell>
          <table:table-cell table:style-name="ce50" office:value-type="float" office:value="150910.11" calcext:value-type="float">
            <text:p><text:s/>150,9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83" calcext:value-type="float">
            <text:p>( 383 <text:s/>)</text:p>
          </table:table-cell>
          <table:table-cell table:style-name="ce53" office:value-type="float" office:value="12375" calcext:value-type="float">
            <text:p>( 12,37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1339.572" calcext:value-type="float">
            <text:p>( 1,340 <text:s/>)</text:p>
          </table:table-cell>
          <table:table-cell table:style-name="ce55" office:value-type="float" office:value="113542.2" calcext:value-type="float">
            <text:p>( 113,54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5738.546" calcext:value-type="float">
            <text:p><text:s/>5,739 <text:s/></text:p>
          </table:table-cell>
          <table:table-cell table:style-name="ce50" office:value-type="float" office:value="99487.433" calcext:value-type="float">
            <text:p><text:s/>99,4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780.68" calcext:value-type="float">
            <text:p><text:s/>12,78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5732.546" calcext:value-type="float">
            <text:p><text:s/>5,733 <text:s/></text:p>
          </table:table-cell>
          <table:table-cell table:style-name="ce50" office:value-type="float" office:value="67304.822" calcext:value-type="float">
            <text:p><text:s/>67,3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780.68" calcext:value-type="float">
            <text:p><text:s/>12,78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32182.611" calcext:value-type="float">
            <text:p><text:s/>32,1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7405.411" calcext:value-type="float">
            <text:p>( 27,40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87.847" calcext:value-type="float">
            <text:p><text:s/>288 <text:s/></text:p>
          </table:table-cell>
          <table:table-cell table:style-name="ce50" office:value-type="float" office:value="11342.31" calcext:value-type="float">
            <text:p><text:s/>11,3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34.136" calcext:value-type="float">
            <text:p><text:s/>234 <text:s/></text:p>
          </table:table-cell>
          <table:table-cell table:style-name="ce54" office:value-type="float" office:value="1989.9" calcext:value-type="float">
            <text:p><text:s/>1,99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017.636" calcext:value-type="float">
            <text:p><text:s/>4,018 <text:s/></text:p>
          </table:table-cell>
          <table:table-cell table:style-name="ce50" office:value-type="float" office:value="4596.406" calcext:value-type="float">
            <text:p><text:s/>4,5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3735.509" calcext:value-type="float">
            <text:p>( 3,736 <text:s/>)</text:p>
          </table:table-cell>
          <table:table-cell table:style-name="ce53" office:value-type="float" office:value="3287.106" calcext:value-type="float">
            <text:p>( 3,28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225.977" calcext:value-type="float">
            <text:p><text:s/>3,226 <text:s/></text:p>
          </table:table-cell>
          <table:table-cell table:style-name="ce50" office:value-type="float" office:value="6894.32" calcext:value-type="float">
            <text:p><text:s/>6,8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.875" calcext:value-type="float">
            <text:p><text:s/>15 <text:s/></text:p>
          </table:table-cell>
          <table:table-cell table:style-name="ce50" office:value-type="float" office:value="1071" calcext:value-type="float">
            <text:p><text:s/>1,0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840.83980002" calcext:value-type="float">
            <text:p><text:s/>841 <text:s/></text:p>
          </table:table-cell>
          <table:table-cell table:style-name="ce50" office:value-type="float" office:value="10057.3222" calcext:value-type="float">
            <text:p><text:s/>10,0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134.014" calcext:value-type="float">
            <text:p><text:s/>6,134 <text:s/></text:p>
          </table:table-cell>
          <table:table-cell table:style-name="ce50" office:value-type="float" office:value="4149.6" calcext:value-type="float">
            <text:p><text:s/>4,1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793435.697" calcext:value-type="float">
            <text:p><text:s/>4,793,436 <text:s/></text:p>
          </table:table-cell>
          <table:table-cell table:style-name="ce50" office:value-type="float" office:value="36619.85" calcext:value-type="float">
            <text:p><text:s/>36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765905.723" calcext:value-type="float">
            <text:p><text:s/>4,765,90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160" calcext:value-type="float">
            <text:p><text:s/>16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27369.974" calcext:value-type="float">
            <text:p><text:s/>27,370 <text:s/></text:p>
          </table:table-cell>
          <table:table-cell table:style-name="ce50" office:value-type="float" office:value="36619.85" calcext:value-type="float">
            <text:p><text:s/>36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66859.464" calcext:value-type="float">
            <text:p><text:s/>466,859 <text:s/></text:p>
          </table:table-cell>
          <table:table-cell table:style-name="ce50" office:value-type="float" office:value="23706.14" calcext:value-type="float">
            <text:p><text:s/>23,7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71667.747" calcext:value-type="float">
            <text:p><text:s/>71,668 <text:s/></text:p>
          </table:table-cell>
          <table:table-cell table:style-name="ce50" office:value-type="float" office:value="936.2" calcext:value-type="float">
            <text:p><text:s/>9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95191.717" calcext:value-type="float">
            <text:p><text:s/>395,192 <text:s/></text:p>
          </table:table-cell>
          <table:table-cell table:style-name="ce51" office:value-type="float" office:value="22769.94" calcext:value-type="float">
            <text:p><text:s/>22,77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10314.715" calcext:value-type="float">
            <text:p><text:s/>410,315 <text:s/></text:p>
          </table:table-cell>
          <table:table-cell table:style-name="ce50" office:value-type="float" office:value="174096.393" calcext:value-type="float">
            <text:p><text:s/>174,0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78801.576" calcext:value-type="float">
            <text:p><text:s/>78,802 <text:s/></text:p>
          </table:table-cell>
          <table:table-cell table:style-name="ce50" office:value-type="float" office:value="115767.892" calcext:value-type="float">
            <text:p><text:s/>115,7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26.06" calcext:value-type="float">
            <text:p><text:s/>826 <text:s/></text:p>
          </table:table-cell>
          <table:table-cell table:style-name="ce50" office:value-type="float" office:value="2492.7" calcext:value-type="float">
            <text:p><text:s/>2,4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1685.671" calcext:value-type="float">
            <text:p><text:s/>21,686 <text:s/></text:p>
          </table:table-cell>
          <table:table-cell table:style-name="ce50" office:value-type="float" office:value="4177" calcext:value-type="float">
            <text:p><text:s/>4,1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80.808" calcext:value-type="float">
            <text:p><text:s/>18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002.421" calcext:value-type="float">
            <text:p><text:s/>2,00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9.052" calcext:value-type="float">
            <text:p><text:s/>39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794.046" calcext:value-type="float">
            <text:p><text:s/>794 <text:s/></text:p>
          </table:table-cell>
          <table:table-cell table:style-name="ce50" office:value-type="float" office:value="434" calcext:value-type="float">
            <text:p><text:s/>4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5524.963" calcext:value-type="float">
            <text:p><text:s/>5,525 <text:s/></text:p>
          </table:table-cell>
          <table:table-cell table:style-name="ce50" office:value-type="float" office:value="4003.146" calcext:value-type="float">
            <text:p><text:s/>4,0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1919.127" calcext:value-type="float">
            <text:p><text:s/>241,919 <text:s/></text:p>
          </table:table-cell>
          <table:table-cell table:style-name="ce50" office:value-type="float" office:value="1486.265" calcext:value-type="float">
            <text:p><text:s/>1,4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58540.991" calcext:value-type="float">
            <text:p><text:s/>58,541 <text:s/></text:p>
          </table:table-cell>
          <table:table-cell table:style-name="ce51" office:value-type="float" office:value="45728.39" calcext:value-type="float">
            <text:p><text:s/>45,72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5" calcext:value-type="float">
            <text:p><text:s/>1,115 <text:s/></text:p>
          </table:table-cell>
          <table:table-cell table:style-name="ce50" office:value-type="float" office:value="528245.84" calcext:value-type="float">
            <text:p><text:s/>528,246 <text:s/></text:p>
          </table:table-cell>
          <table:table-cell table:style-name="ce50" office:value-type="float" office:value="453905.124" calcext:value-type="float">
            <text:p><text:s/>453,905 <text:s/></text:p>
          </table:table-cell>
          <table:table-cell table:style-name="ce50" office:value-type="float" office:value="1836494.31982591" calcext:value-type="float">
            <text:p><text:s/>1,836,494 <text:s/></text:p>
          </table:table-cell>
          <table:table-cell table:style-name="ce50" office:value-type="float" office:value="136004" calcext:value-type="float">
            <text:p><text:s/>136,004 <text:s/></text:p>
          </table:table-cell>
          <table:table-cell table:style-name="ce50" office:value-type="float" office:value="64617.56" calcext:value-type="float">
            <text:p><text:s/>64,618 <text:s/></text:p>
          </table:table-cell>
          <table:table-cell table:style-name="ce50" office:value-type="float" office:value="930085.271521667" calcext:value-type="float">
            <text:p><text:s/>930,08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5" calcext:value-type="float">
            <text:p><text:s/>1,115 <text:s/></text:p>
          </table:table-cell>
          <table:table-cell table:style-name="ce50" office:value-type="float" office:value="528245.84" calcext:value-type="float">
            <text:p><text:s/>528,246 <text:s/></text:p>
          </table:table-cell>
          <table:table-cell table:style-name="ce50" office:value-type="float" office:value="453905.124" calcext:value-type="float">
            <text:p><text:s/>453,905 <text:s/></text:p>
          </table:table-cell>
          <table:table-cell table:style-name="ce50" office:value-type="float" office:value="1836494.31982591" calcext:value-type="float">
            <text:p><text:s/>1,836,494 <text:s/></text:p>
          </table:table-cell>
          <table:table-cell table:style-name="ce50" office:value-type="float" office:value="136004" calcext:value-type="float">
            <text:p><text:s/>136,004 <text:s/></text:p>
          </table:table-cell>
          <table:table-cell table:style-name="ce50" office:value-type="float" office:value="64617.56" calcext:value-type="float">
            <text:p><text:s/>64,618 <text:s/></text:p>
          </table:table-cell>
          <table:table-cell table:style-name="ce50" office:value-type="float" office:value="930085.271521667" calcext:value-type="float">
            <text:p><text:s/>930,08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44183.360902475" calcext:value-type="float">
            <text:p><text:s/>244,183 <text:s/></text:p>
          </table:table-cell>
          <table:table-cell table:style-name="ce57" office:value-type="float" office:value="3285929.66308153" calcext:value-type="float">
            <text:p><text:s/>3,285,93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59650.655999" calcext:value-type="float">
            <text:p><text:s/>59,651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19074.609587475" calcext:value-type="float">
            <text:p><text:s/>219,075 <text:s/></text:p>
          </table:table-cell>
          <table:table-cell table:style-name="ce57" office:value-type="float" office:value="2918487.91541253" calcext:value-type="float">
            <text:p><text:s/>2,918,48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20808.758617" calcext:value-type="float">
            <text:p><text:s/>20,809 <text:s/></text:p>
          </table:table-cell>
          <table:table-cell table:style-name="ce57" office:value-type="float" office:value="11339.686714" calcext:value-type="float">
            <text:p><text:s/>11,34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2973.351224" calcext:value-type="float">
            <text:p><text:s/>42,97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299.992698" calcext:value-type="float">
            <text:p><text:s/>4,300 <text:s/></text:p>
          </table:table-cell>
          <table:table-cell table:style-name="ce57" office:value-type="float" office:value="313128.709731" calcext:value-type="float">
            <text:p><text:s/>313,12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59650.655999" calcext:value-type="float">
            <text:p><text:s/>59,651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329.427025" calcext:value-type="float">
            <text:p><text:s/>2,329 <text:s/></text:p>
          </table:table-cell>
          <table:table-cell table:style-name="ce57" office:value-type="float" office:value="1282218.461109" calcext:value-type="float">
            <text:p><text:s/>1,282,21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35943.935698" calcext:value-type="float">
            <text:p><text:s/>35,944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329.427025" calcext:value-type="float">
            <text:p><text:s/>2,329 <text:s/></text:p>
          </table:table-cell>
          <table:table-cell table:style-name="ce51" office:value-type="float" office:value="1282218.461109" calcext:value-type="float">
            <text:p><text:s/>1,282,21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35943.935698" calcext:value-type="float">
            <text:p><text:s/>35,944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70936.0276094276" calcext:value-type="float">
            <text:p><text:s/>70,936 <text:s/></text:p>
          </table:table-cell>
          <table:table-cell table:style-name="ce49" office:value-type="float" office:value="105340.001" calcext:value-type="float">
            <text:p><text:s/>105,34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72018.65405189" calcext:value-type="float">
            <text:p><text:s/>1,672,019 <text:s/></text:p>
          </table:table-cell>
          <table:table-cell table:style-name="ce49" office:value-type="float" office:value="175852.884784115" calcext:value-type="float">
            <text:p><text:s/>175,853 <text:s/></text:p>
          </table:table-cell>
          <table:table-cell table:style-name="ce49" office:value-type="float" office:value="156967.188739556" calcext:value-type="float">
            <text:p><text:s/>156,967 <text:s/></text:p>
          </table:table-cell>
          <table:table-cell table:style-name="ce49" office:value-type="float" office:value="22.8666666666667" calcext:value-type="float">
            <text:p><text:s/>23 <text:s/></text:p>
          </table:table-cell>
          <table:table-cell table:style-name="ce49" office:value-type="float" office:value="18862.829377893" calcext:value-type="float">
            <text:p><text:s/>18,863 <text:s/></text:p>
          </table:table-cell>
          <table:table-cell table:style-name="ce49" office:value-type="float" office:value="1496165.76926778" calcext:value-type="float">
            <text:p><text:s/>1,496,16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7939826.0987766" calcext:value-type="float">
            <text:p><text:s/>17,939,8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680570.4503851" calcext:value-type="float">
            <text:p><text:s/>23,680,570 <text:s/></text:p>
          </table:table-cell>
          <table:table-cell table:number-columns-repeated="2" table:style-name="ce50" office:value-type="float" office:value="4372.51859944444" calcext:value-type="float">
            <text:p><text:s/>4,373 <text:s/></text:p>
          </table:table-cell>
          <table:table-cell table:style-name="ce50" office:value-type="float" office:value="4315.92093277778" calcext:value-type="float">
            <text:p><text:s/>4,316 <text:s/></text:p>
          </table:table-cell>
          <table:table-cell table:style-name="ce50" office:value-type="float" office:value="56.5976666666667" calcext:value-type="float">
            <text:p><text:s/>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7644.9118387088" calcext:value-type="float">
            <text:p><text:s/>37,645 <text:s/></text:p>
          </table:table-cell>
          <table:table-cell table:style-name="ce50" office:value-type="float" office:value="170448.744375" calcext:value-type="float">
            <text:p><text:s/>170,449 <text:s/></text:p>
          </table:table-cell>
          <table:table-cell table:style-name="ce50" office:value-type="float" office:value="-101818.711372904" calcext:value-type="float">
            <text:p><text:s/>-101,819 <text:s/></text:p>
          </table:table-cell>
          <table:table-cell table:number-columns-repeated="2" table:style-name="ce50" office:value-type="float" office:value="3.225" calcext:value-type="float">
            <text:p><text:s/>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.225" calcext:value-type="float">
            <text:p><text:s/>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7973117.2145473" calcext:value-type="float">
            <text:p><text:s/>17,973,117 <text:s/></text:p>
          </table:table-cell>
          <table:table-cell table:style-name="ce51" office:value-type="float" office:value="-65108.743375" calcext:value-type="float">
            <text:p><text:s/>-65,109 <text:s/></text:p>
          </table:table-cell>
          <table:table-cell table:style-name="ce51" office:value-type="float" office:value="23782389.161758" calcext:value-type="float">
            <text:p><text:s/>23,782,389 <text:s/></text:p>
          </table:table-cell>
          <table:table-cell table:style-name="ce51" office:value-type="float" office:value="1676387.94765134" calcext:value-type="float">
            <text:p><text:s/>1,676,388 <text:s/></text:p>
          </table:table-cell>
          <table:table-cell table:style-name="ce51" office:value-type="float" office:value="180222.17838356" calcext:value-type="float">
            <text:p><text:s/>180,222 <text:s/></text:p>
          </table:table-cell>
          <table:table-cell table:style-name="ce51" office:value-type="float" office:value="161283.109672333" calcext:value-type="float">
            <text:p><text:s/>161,283 <text:s/></text:p>
          </table:table-cell>
          <table:table-cell table:style-name="ce51" office:value-type="float" office:value="76.2393333333333" calcext:value-type="float">
            <text:p><text:s/>76 <text:s/></text:p>
          </table:table-cell>
          <table:table-cell table:style-name="ce51" office:value-type="float" office:value="18862.829377893" calcext:value-type="float">
            <text:p><text:s/>18,863 <text:s/></text:p>
          </table:table-cell>
          <table:table-cell table:style-name="ce51" office:value-type="float" office:value="1496165.76926778" calcext:value-type="float">
            <text:p><text:s/>1,496,1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9368859.1793622" calcext:value-type="float">
            <text:p><text:s/>19,368,8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566894.116758" calcext:value-type="float">
            <text:p><text:s/>25,566,894 <text:s/></text:p>
          </table:table-cell>
          <table:table-cell table:number-columns-repeated="2" table:style-name="ce50" office:value-type="float" office:value="47.655" calcext:value-type="float">
            <text:p><text:s/>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.655" calcext:value-type="float">
            <text:p><text:s/>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52699.5169191914" calcext:value-type="float">
            <text:p><text:s/>-52,700 <text:s/></text:p>
          </table:table-cell>
          <table:table-cell table:style-name="ce51" office:value-type="float" office:value="702.12" calcext:value-type="float">
            <text:p><text:s/>702 <text:s/></text:p>
          </table:table-cell>
          <table:table-cell table:style-name="ce51" office:value-type="float" office:value="-70187.4689999993" calcext:value-type="float">
            <text:p><text:s/>-70,187 <text:s/></text:p>
          </table:table-cell>
          <table:table-cell table:style-name="ce51" office:value-type="float" office:value="0.117666666675216" calcext:value-type="float">
            <text:p><text:s/>0 <text:s/></text:p>
          </table:table-cell>
          <table:table-cell table:style-name="ce51" office:value-type="float" office:value="0.117666666673216" calcext:value-type="float">
            <text:p><text:s/>0 <text:s/></text:p>
          </table:table-cell>
          <table:table-cell table:style-name="ce51" office:value-type="float" office:value="0.00000000000655" calcext:value-type="float">
            <text:p><text:s/>0 <text:s/></text:p>
          </table:table-cell>
          <table:table-cell table:style-name="ce51" office:value-type="float" office:value="0.117666666666666" calcext:value-type="float">
            <text:p><text:s/>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02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4300720.1211804" calcext:value-type="float">
            <text:p><text:s/>14,300,720 <text:s/></text:p>
          </table:table-cell>
          <table:table-cell table:style-name="ce50" office:value-type="float" office:value="1743.27373035" calcext:value-type="float">
            <text:p><text:s/>1,743 <text:s/></text:p>
          </table:table-cell>
          <table:table-cell table:style-name="ce50" office:value-type="float" office:value="18875400.9833089" calcext:value-type="float">
            <text:p><text:s/>18,875,401 <text:s/></text:p>
          </table:table-cell>
          <table:table-cell table:style-name="ce50" office:value-type="float" office:value="1247222.70109151" calcext:value-type="float">
            <text:p><text:s/>1,247,223 <text:s/></text:p>
          </table:table-cell>
          <table:table-cell table:style-name="ce50" office:value-type="float" office:value="54203.7437177707" calcext:value-type="float">
            <text:p><text:s/>54,204 <text:s/></text:p>
          </table:table-cell>
          <table:table-cell table:style-name="ce50" office:value-type="float" office:value="35626.6464022477" calcext:value-type="float">
            <text:p><text:s/>35,6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577.097315523" calcext:value-type="float">
            <text:p><text:s/>18,577 <text:s/></text:p>
          </table:table-cell>
          <table:table-cell table:style-name="ce50" office:value-type="float" office:value="1193018.95737374" calcext:value-type="float">
            <text:p><text:s/>1,193,0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43557.3318181818" calcext:value-type="float">
            <text:p><text:s/>43,5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495.678" calcext:value-type="float">
            <text:p><text:s/>57,4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4193011.3636364" calcext:value-type="float">
            <text:p><text:s/>14,193,0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34775" calcext:value-type="float">
            <text:p><text:s/>18,734,7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577.097315523" calcext:value-type="float">
            <text:p><text:s/>18,5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577.097315523" calcext:value-type="float">
            <text:p><text:s/>18,5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17.42005" calcext:value-type="float">
            <text:p><text:s/>34,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517.42005" calcext:value-type="float">
            <text:p><text:s/>34,5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4151.4257258106" calcext:value-type="float">
            <text:p><text:s/>64,151 <text:s/></text:p>
          </table:table-cell>
          <table:table-cell table:style-name="ce51" office:value-type="float" office:value="1743.27373035" calcext:value-type="float">
            <text:p><text:s/>1,743 <text:s/></text:p>
          </table:table-cell>
          <table:table-cell table:style-name="ce51" office:value-type="float" office:value="83130.30530887" calcext:value-type="float">
            <text:p><text:s/>83,130 <text:s/></text:p>
          </table:table-cell>
          <table:table-cell table:style-name="ce51" office:value-type="float" office:value="1194128.18372599" calcext:value-type="float">
            <text:p><text:s/>1,194,128 <text:s/></text:p>
          </table:table-cell>
          <table:table-cell table:number-columns-repeated="2" table:style-name="ce51" office:value-type="float" office:value="35626.6464022477" calcext:value-type="float">
            <text:p><text:s/>35,62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158501.53732374" calcext:value-type="float">
            <text:p><text:s/>1,158,5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9533933.0757576" calcext:value-type="float">
            <text:p><text:s/>19,533,933 <text:s/></text:p>
          </table:table-cell>
          <table:table-cell table:style-name="ce50" office:value-type="float" office:value="2007568.074375" calcext:value-type="float">
            <text:p><text:s/>2,007,568 <text:s/></text:p>
          </table:table-cell>
          <table:table-cell table:style-name="ce50" office:value-type="float" office:value="24000286.705" calcext:value-type="float">
            <text:p><text:s/>24,000,2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9533933.0757576" calcext:value-type="float">
            <text:p><text:s/>19,533,933 <text:s/></text:p>
          </table:table-cell>
          <table:table-cell table:style-name="ce51" office:value-type="float" office:value="2007568.074375" calcext:value-type="float">
            <text:p><text:s/>2,007,568 <text:s/></text:p>
          </table:table-cell>
          <table:table-cell table:style-name="ce51" office:value-type="float" office:value="24000286.705" calcext:value-type="float">
            <text:p><text:s/>24,000,28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04717.242353182" calcext:value-type="float">
            <text:p><text:s/>404,717 <text:s/></text:p>
          </table:table-cell>
          <table:table-cell table:style-name="ce50" office:value-type="float" office:value="22414.878" calcext:value-type="float">
            <text:p><text:s/>22,415 <text:s/></text:p>
          </table:table-cell>
          <table:table-cell table:style-name="ce50" office:value-type="float" office:value="514302.4239062" calcext:value-type="float">
            <text:p><text:s/>514,302 <text:s/></text:p>
          </table:table-cell>
          <table:table-cell table:number-columns-repeated="3" table:style-name="ce50" office:value-type="float" office:value="0.00000000000035" calcext:value-type="float">
            <text:p><text:s/>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04534.514491229" calcext:value-type="float">
            <text:p><text:s/>404,535 <text:s/></text:p>
          </table:table-cell>
          <table:table-cell table:style-name="ce50" office:value-type="float" office:value="22149.241" calcext:value-type="float">
            <text:p><text:s/>22,149 <text:s/></text:p>
          </table:table-cell>
          <table:table-cell table:style-name="ce50" office:value-type="float" office:value="514297.3449062" calcext:value-type="float">
            <text:p><text:s/>514,2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43.4525252525252" calcext:value-type="float">
            <text:p><text:s/>43 <text:s/></text:p>
          </table:table-cell>
          <table:table-cell table:style-name="ce50" office:value-type="float" office:value="64.527" calcext:value-type="float">
            <text:p><text:s/>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39.275336700337" calcext:value-type="float">
            <text:p><text:s/>139 <text:s/></text:p>
          </table:table-cell>
          <table:table-cell table:style-name="ce51" office:value-type="float" office:value="201.11" calcext:value-type="float">
            <text:p><text:s/>201 <text:s/></text:p>
          </table:table-cell>
          <table:table-cell table:style-name="ce51" office:value-type="float" office:value="5.079" calcext:value-type="float">
            <text:p><text:s/>5 <text:s/></text:p>
          </table:table-cell>
          <table:table-cell table:number-columns-repeated="3" table:style-name="ce51" office:value-type="float" office:value="0.00000000000035" calcext:value-type="float">
            <text:p><text:s/>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485453.26432841" calcext:value-type="float">
            <text:p><text:s/>3,485,453 <text:s/></text:p>
          </table:table-cell>
          <table:table-cell table:style-name="ce52" office:value-type="float" office:value="1917599.05926965" calcext:value-type="float">
            <text:p><text:s/>1,917,599 <text:s/></text:p>
          </table:table-cell>
          <table:table-cell table:style-name="ce52" office:value-type="float" office:value="2896265.81178493" calcext:value-type="float">
            <text:p><text:s/>2,896,266 <text:s/></text:p>
          </table:table-cell>
          <table:table-cell table:style-name="ce52" office:value-type="float" office:value="429117.473893161" calcext:value-type="float">
            <text:p><text:s/>429,117 <text:s/></text:p>
          </table:table-cell>
          <table:table-cell table:style-name="ce52" office:value-type="float" office:value="125970.661999122" calcext:value-type="float">
            <text:p><text:s/>125,971 <text:s/></text:p>
          </table:table-cell>
          <table:table-cell table:style-name="ce52" office:value-type="float" office:value="125656.463270086" calcext:value-type="float">
            <text:p><text:s/>125,656 <text:s/></text:p>
          </table:table-cell>
          <table:table-cell table:style-name="ce52" office:value-type="float" office:value="28.4666666666667" calcext:value-type="float">
            <text:p><text:s/>28 <text:s/></text:p>
          </table:table-cell>
          <table:table-cell table:style-name="ce52" office:value-type="float" office:value="285.73206237" calcext:value-type="float">
            <text:p><text:s/>286 <text:s/></text:p>
          </table:table-cell>
          <table:table-cell table:style-name="ce52" office:value-type="float" office:value="303146.811894038" calcext:value-type="float">
            <text:p><text:s/>303,14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485453.26432841" calcext:value-type="float">
            <text:p><text:s/>3,485,453 <text:s/></text:p>
          </table:table-cell>
          <table:table-cell table:style-name="ce52" office:value-type="float" office:value="1917599.05926965" calcext:value-type="float">
            <text:p><text:s/>1,917,599 <text:s/></text:p>
          </table:table-cell>
          <table:table-cell table:style-name="ce52" office:value-type="float" office:value="2896265.81178493" calcext:value-type="float">
            <text:p><text:s/>2,896,266 <text:s/></text:p>
          </table:table-cell>
          <table:table-cell table:style-name="ce52" office:value-type="float" office:value="429117.473893161" calcext:value-type="float">
            <text:p><text:s/>429,117 <text:s/></text:p>
          </table:table-cell>
          <table:table-cell table:style-name="ce52" office:value-type="float" office:value="125970.661999122" calcext:value-type="float">
            <text:p><text:s/>125,971 <text:s/></text:p>
          </table:table-cell>
          <table:table-cell table:style-name="ce52" office:value-type="float" office:value="125656.463270086" calcext:value-type="float">
            <text:p><text:s/>125,656 <text:s/></text:p>
          </table:table-cell>
          <table:table-cell table:style-name="ce52" office:value-type="float" office:value="28.4666666666667" calcext:value-type="float">
            <text:p><text:s/>28 <text:s/></text:p>
          </table:table-cell>
          <table:table-cell table:style-name="ce52" office:value-type="float" office:value="285.73206237" calcext:value-type="float">
            <text:p><text:s/>286 <text:s/></text:p>
          </table:table-cell>
          <table:table-cell table:style-name="ce52" office:value-type="float" office:value="303146.811894038" calcext:value-type="float">
            <text:p><text:s/>303,1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14141.95784693" calcext:value-type="float">
            <text:p><text:s/>2,514,142 <text:s/></text:p>
          </table:table-cell>
          <table:table-cell table:style-name="ce50" office:value-type="float" office:value="697635.69926965" calcext:value-type="float">
            <text:p><text:s/>697,636 <text:s/></text:p>
          </table:table-cell>
          <table:table-cell table:style-name="ce50" office:value-type="float" office:value="2698546.76278493" calcext:value-type="float">
            <text:p><text:s/>2,698,547 <text:s/></text:p>
          </table:table-cell>
          <table:table-cell table:style-name="ce50" office:value-type="float" office:value="429089.007226494" calcext:value-type="float">
            <text:p><text:s/>429,089 <text:s/></text:p>
          </table:table-cell>
          <table:table-cell table:style-name="ce50" office:value-type="float" office:value="125942.195332456" calcext:value-type="float">
            <text:p><text:s/>125,942 <text:s/></text:p>
          </table:table-cell>
          <table:table-cell table:style-name="ce50" office:value-type="float" office:value="125656.463270086" calcext:value-type="float">
            <text:p><text:s/>125,6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5.73206237" calcext:value-type="float">
            <text:p><text:s/>286 <text:s/></text:p>
          </table:table-cell>
          <table:table-cell table:style-name="ce50" office:value-type="float" office:value="303146.811894038" calcext:value-type="float">
            <text:p><text:s/>303,1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71384.784693367" calcext:value-type="float">
            <text:p><text:s/>171,385 <text:s/></text:p>
          </table:table-cell>
          <table:table-cell table:style-name="ce50" office:value-type="float" office:value="70975.20126965" calcext:value-type="float">
            <text:p><text:s/>70,975 <text:s/></text:p>
          </table:table-cell>
          <table:table-cell table:style-name="ce50" office:value-type="float" office:value="163138.848" calcext:value-type="float">
            <text:p><text:s/>163,139 <text:s/></text:p>
          </table:table-cell>
          <table:table-cell table:number-columns-repeated="3" table:style-name="ce50" office:value-type="float" office:value="21862.3715364816" calcext:value-type="float">
            <text:p><text:s/>21,8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22501.936784512" calcext:value-type="float">
            <text:p><text:s/>122,502 <text:s/></text:p>
          </table:table-cell>
          <table:table-cell table:style-name="ce50" office:value-type="float" office:value="58005.499" calcext:value-type="float">
            <text:p><text:s/>58,005 <text:s/></text:p>
          </table:table-cell>
          <table:table-cell table:style-name="ce50" office:value-type="float" office:value="110142.113" calcext:value-type="float">
            <text:p><text:s/>110,1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6827.85336700337" calcext:value-type="float">
            <text:p><text:s/>6,828 <text:s/></text:p>
          </table:table-cell>
          <table:table-cell table:style-name="ce50" office:value-type="float" office:value="1509.386" calcext:value-type="float">
            <text:p><text:s/>1,509 <text:s/></text:p>
          </table:table-cell>
          <table:table-cell table:style-name="ce50" office:value-type="float" office:value="7671.09" calcext:value-type="float">
            <text:p><text:s/>7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963.0478956229" calcext:value-type="float">
            <text:p><text:s/>3,963 <text:s/></text:p>
          </table:table-cell>
          <table:table-cell table:style-name="ce50" office:value-type="float" office:value="2105.53" calcext:value-type="float">
            <text:p><text:s/>2,106 <text:s/></text:p>
          </table:table-cell>
          <table:table-cell table:style-name="ce50" office:value-type="float" office:value="3359.641" calcext:value-type="float">
            <text:p><text:s/>3,3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9234.4885521886" calcext:value-type="float">
            <text:p><text:s/>39,234 <text:s/></text:p>
          </table:table-cell>
          <table:table-cell table:style-name="ce50" office:value-type="float" office:value="13738.483" calcext:value-type="float">
            <text:p><text:s/>13,738 <text:s/></text:p>
          </table:table-cell>
          <table:table-cell table:style-name="ce50" office:value-type="float" office:value="39577.54" calcext:value-type="float">
            <text:p><text:s/>39,578 <text:s/></text:p>
          </table:table-cell>
          <table:table-cell table:style-name="ce50" office:value-type="float" office:value="121849.747046711" calcext:value-type="float">
            <text:p><text:s/>121,850 <text:s/></text:p>
          </table:table-cell>
          <table:table-cell table:number-columns-repeated="2" table:style-name="ce50" office:value-type="float" office:value="103773.045653349" calcext:value-type="float">
            <text:p><text:s/>103,7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076.7013933623" calcext:value-type="float">
            <text:p><text:s/>18,0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4662.60218855219" calcext:value-type="float">
            <text:p><text:s/>4,663 <text:s/></text:p>
          </table:table-cell>
          <table:table-cell table:style-name="ce50" office:value-type="float" office:value="2446.264" calcext:value-type="float">
            <text:p><text:s/>2,446 <text:s/></text:p>
          </table:table-cell>
          <table:table-cell table:style-name="ce50" office:value-type="float" office:value="3980.178" calcext:value-type="float">
            <text:p><text:s/>3,9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32133.602636137" calcext:value-type="float">
            <text:p><text:s/>632,134 <text:s/></text:p>
          </table:table-cell>
          <table:table-cell table:style-name="ce50" office:value-type="float" office:value="78466.616" calcext:value-type="float">
            <text:p><text:s/>78,467 <text:s/></text:p>
          </table:table-cell>
          <table:table-cell table:style-name="ce50" office:value-type="float" office:value="764668.25236859" calcext:value-type="float">
            <text:p><text:s/>764,668 <text:s/></text:p>
          </table:table-cell>
          <table:table-cell table:style-name="ce50" office:value-type="float" office:value="342.829893892143" calcext:value-type="float">
            <text:p><text:s/>343 <text:s/></text:p>
          </table:table-cell>
          <table:table-cell table:style-name="ce50" office:value-type="float" office:value="306.778142624933" calcext:value-type="float">
            <text:p><text:s/>307 <text:s/></text:p>
          </table:table-cell>
          <table:table-cell table:style-name="ce50" office:value-type="float" office:value="21.0460802549333" calcext:value-type="float">
            <text:p><text:s/>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5.73206237" calcext:value-type="float">
            <text:p><text:s/>286 <text:s/></text:p>
          </table:table-cell>
          <table:table-cell table:style-name="ce50" office:value-type="float" office:value="36.05175126721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98447.995128249" calcext:value-type="float">
            <text:p><text:s/>398,448 <text:s/></text:p>
          </table:table-cell>
          <table:table-cell table:style-name="ce50" office:value-type="float" office:value="12478.654" calcext:value-type="float">
            <text:p><text:s/>12,479 <text:s/></text:p>
          </table:table-cell>
          <table:table-cell table:style-name="ce50" office:value-type="float" office:value="514859.2166804" calcext:value-type="float">
            <text:p><text:s/>514,859 <text:s/></text:p>
          </table:table-cell>
          <table:table-cell table:style-name="ce50" office:value-type="float" office:value="285.73206237" calcext:value-type="float">
            <text:p><text:s/>286 <text:s/></text:p>
          </table:table-cell>
          <table:table-cell table:style-name="ce50" office:value-type="float" office:value="285.73206237" calcext:value-type="float">
            <text:p><text:s/>2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5.73206237" calcext:value-type="float">
            <text:p><text:s/>286 <text:s/></text:p>
          </table:table-cell>
          <table:table-cell table:style-name="ce50" office:value-type="float" office:value="0.000000000000026" calcext:value-type="float">
            <text:p><text:s/>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9482.4584175084" calcext:value-type="float">
            <text:p>( 89,482 <text:s/>)</text:p>
          </table:table-cell>
          <table:table-cell table:style-name="ce53" office:value-type="float" office:value="9430.235" calcext:value-type="float">
            <text:p>( 9,430 <text:s/>)</text:p>
          </table:table-cell>
          <table:table-cell table:style-name="ce53" office:value-type="float" office:value="109734.414" calcext:value-type="float">
            <text:p>( 109,73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306708.082249461" calcext:value-type="float">
            <text:p>( 306,708 <text:s/>)</text:p>
          </table:table-cell>
          <table:table-cell table:style-name="ce53" office:value-type="float" office:value="2552.05" calcext:value-type="float">
            <text:p>( 2,552 <text:s/>)</text:p>
          </table:table-cell>
          <table:table-cell table:style-name="ce53" office:value-type="float" office:value="402586.1796804" calcext:value-type="float">
            <text:p>( 402,586 <text:s/>)</text:p>
          </table:table-cell>
          <table:table-cell table:style-name="ce53" office:value-type="float" office:value="285.73206237" calcext:value-type="float">
            <text:p>( 286 <text:s/>)</text:p>
          </table:table-cell>
          <table:table-cell table:style-name="ce53" office:value-type="float" office:value="285.73206237" calcext:value-type="float">
            <text:p>( 28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85.73206237" calcext:value-type="float">
            <text:p>( 286 <text:s/>)</text:p>
          </table:table-cell>
          <table:table-cell table:style-name="ce53" office:value-type="float" office:value="0.000000000000026" calcext:value-type="float">
            <text:p>( 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257.45446127946" calcext:value-type="float">
            <text:p>( 2,257 <text:s/>)</text:p>
          </table:table-cell>
          <table:table-cell table:style-name="ce53" office:value-type="float" office:value="496.369" calcext:value-type="float">
            <text:p>( 496 <text:s/>)</text:p>
          </table:table-cell>
          <table:table-cell table:style-name="ce53" office:value-type="float" office:value="2538.623" calcext:value-type="float">
            <text:p>( 2,53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5634.6161616162" calcext:value-type="float">
            <text:p><text:s/>35,635 <text:s/></text:p>
          </table:table-cell>
          <table:table-cell table:style-name="ce50" office:value-type="float" office:value="28623.786" calcext:value-type="float">
            <text:p><text:s/>28,624 <text:s/></text:p>
          </table:table-cell>
          <table:table-cell table:style-name="ce50" office:value-type="float" office:value="21594.328" calcext:value-type="float">
            <text:p><text:s/>21,594 <text:s/></text:p>
          </table:table-cell>
          <table:table-cell table:number-columns-repeated="3" table:style-name="ce50" office:value-type="float" office:value="21.0460802549333" calcext:value-type="float">
            <text:p><text:s/>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86541.649174555" calcext:value-type="float">
            <text:p><text:s/>186,542 <text:s/></text:p>
          </table:table-cell>
          <table:table-cell table:style-name="ce50" office:value-type="float" office:value="33990.577" calcext:value-type="float">
            <text:p><text:s/>33,991 <text:s/></text:p>
          </table:table-cell>
          <table:table-cell table:style-name="ce50" office:value-type="float" office:value="216021.13068819" calcext:value-type="float">
            <text:p><text:s/>216,021 <text:s/></text:p>
          </table:table-cell>
          <table:table-cell table:style-name="ce50" office:value-type="float" office:value="36.05175126721" calcext:value-type="float">
            <text:p><text:s/>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05175126721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509.3421717172" calcext:value-type="float">
            <text:p><text:s/>11,509 <text:s/></text:p>
          </table:table-cell>
          <table:table-cell table:style-name="ce54" office:value-type="float" office:value="3373.599" calcext:value-type="float">
            <text:p><text:s/>3,374 <text:s/></text:p>
          </table:table-cell>
          <table:table-cell table:style-name="ce54" office:value-type="float" office:value="12193.577" calcext:value-type="float">
            <text:p><text:s/>12,19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6400.0876262626" calcext:value-type="float">
            <text:p><text:s/>66,400 <text:s/></text:p>
          </table:table-cell>
          <table:table-cell table:style-name="ce50" office:value-type="float" office:value="32137.914" calcext:value-type="float">
            <text:p><text:s/>32,138 <text:s/></text:p>
          </table:table-cell>
          <table:table-cell table:style-name="ce50" office:value-type="float" office:value="59081.081" calcext:value-type="float">
            <text:p><text:s/>59,0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5425.4881313131" calcext:value-type="float">
            <text:p><text:s/>55,425 <text:s/></text:p>
          </table:table-cell>
          <table:table-cell table:style-name="ce50" office:value-type="float" office:value="7307.403" calcext:value-type="float">
            <text:p><text:s/>7,307 <text:s/></text:p>
          </table:table-cell>
          <table:table-cell table:style-name="ce50" office:value-type="float" office:value="66666.175" calcext:value-type="float">
            <text:p><text:s/>66,6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51450.031902357" calcext:value-type="float">
            <text:p><text:s/>151,450 <text:s/></text:p>
          </table:table-cell>
          <table:table-cell table:style-name="ce54" office:value-type="float" office:value="24404.849" calcext:value-type="float">
            <text:p><text:s/>24,405 <text:s/></text:p>
          </table:table-cell>
          <table:table-cell table:style-name="ce54" office:value-type="float" office:value="178220.843" calcext:value-type="float">
            <text:p><text:s/>178,22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8231.250589226" calcext:value-type="float">
            <text:p><text:s/>208,231 <text:s/></text:p>
          </table:table-cell>
          <table:table-cell table:style-name="ce50" office:value-type="float" office:value="173948.42" calcext:value-type="float">
            <text:p><text:s/>173,948 <text:s/></text:p>
          </table:table-cell>
          <table:table-cell table:style-name="ce50" office:value-type="float" office:value="120244.433" calcext:value-type="float">
            <text:p><text:s/>120,2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9760.90656565657" calcext:value-type="float">
            <text:p><text:s/>9,761 <text:s/></text:p>
          </table:table-cell>
          <table:table-cell table:style-name="ce50" office:value-type="float" office:value="5639.808" calcext:value-type="float">
            <text:p><text:s/>5,640 <text:s/></text:p>
          </table:table-cell>
          <table:table-cell table:style-name="ce50" office:value-type="float" office:value="7871.234" calcext:value-type="float">
            <text:p><text:s/>7,8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98470.344023569" calcext:value-type="float">
            <text:p><text:s/>198,470 <text:s/></text:p>
          </table:table-cell>
          <table:table-cell table:style-name="ce50" office:value-type="float" office:value="168308.612" calcext:value-type="float">
            <text:p><text:s/>168,309 <text:s/></text:p>
          </table:table-cell>
          <table:table-cell table:style-name="ce50" office:value-type="float" office:value="112373.199" calcext:value-type="float">
            <text:p><text:s/>112,3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3610.147053872" calcext:value-type="float">
            <text:p>( 103,610 <text:s/>)</text:p>
          </table:table-cell>
          <table:table-cell table:style-name="ce53" office:value-type="float" office:value="126470.816" calcext:value-type="float">
            <text:p>( 126,471 <text:s/>)</text:p>
          </table:table-cell>
          <table:table-cell table:style-name="ce53" office:value-type="float" office:value="24346.891" calcext:value-type="float">
            <text:p>( 24,34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73606.8168350168" calcext:value-type="float">
            <text:p>( 73,607 <text:s/>)</text:p>
          </table:table-cell>
          <table:table-cell table:style-name="ce55" office:value-type="float" office:value="37852.063" calcext:value-type="float">
            <text:p>( 37,852 <text:s/>)</text:p>
          </table:table-cell>
          <table:table-cell table:style-name="ce55" office:value-type="float" office:value="63514.72" calcext:value-type="float">
            <text:p>( 63,515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23515.198547732" calcext:value-type="float">
            <text:p><text:s/>423,515 <text:s/></text:p>
          </table:table-cell>
          <table:table-cell table:style-name="ce50" office:value-type="float" office:value="41002.257" calcext:value-type="float">
            <text:p><text:s/>41,002 <text:s/></text:p>
          </table:table-cell>
          <table:table-cell table:style-name="ce50" office:value-type="float" office:value="522593.61141634" calcext:value-type="float">
            <text:p><text:s/>522,5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51951.8908878" calcext:value-type="float">
            <text:p><text:s/>351,952 <text:s/></text:p>
          </table:table-cell>
          <table:table-cell table:style-name="ce50" office:value-type="float" office:value="22649.485" calcext:value-type="float">
            <text:p><text:s/>22,649 <text:s/></text:p>
          </table:table-cell>
          <table:table-cell table:style-name="ce50" office:value-type="float" office:value="444443.62041634" calcext:value-type="float">
            <text:p><text:s/>444,4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71563.3076599327" calcext:value-type="float">
            <text:p><text:s/>71,563 <text:s/></text:p>
          </table:table-cell>
          <table:table-cell table:style-name="ce50" office:value-type="float" office:value="18352.772" calcext:value-type="float">
            <text:p><text:s/>18,353 <text:s/></text:p>
          </table:table-cell>
          <table:table-cell table:style-name="ce50" office:value-type="float" office:value="78149.991" calcext:value-type="float">
            <text:p><text:s/>78,1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8724.1611952862" calcext:value-type="float">
            <text:p>( 48,724 <text:s/>)</text:p>
          </table:table-cell>
          <table:table-cell table:style-name="ce53" office:value-type="float" office:value="4371.077" calcext:value-type="float">
            <text:p>( 4,371 <text:s/>)</text:p>
          </table:table-cell>
          <table:table-cell table:style-name="ce53" office:value-type="float" office:value="60430.491" calcext:value-type="float">
            <text:p>( 60,43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69008.544276094" calcext:value-type="float">
            <text:p><text:s/>169,009 <text:s/></text:p>
          </table:table-cell>
          <table:table-cell table:style-name="ce50" office:value-type="float" office:value="23974.907" calcext:value-type="float">
            <text:p><text:s/>23,975 <text:s/></text:p>
          </table:table-cell>
          <table:table-cell table:style-name="ce50" office:value-type="float" office:value="201780.25" calcext:value-type="float">
            <text:p><text:s/>201,7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054.30218855219" calcext:value-type="float">
            <text:p><text:s/>5,054 <text:s/></text:p>
          </table:table-cell>
          <table:table-cell table:style-name="ce54" office:value-type="float" office:value="4081.987" calcext:value-type="float">
            <text:p><text:s/>4,082 <text:s/></text:p>
          </table:table-cell>
          <table:table-cell table:style-name="ce54" office:value-type="float" office:value="3043.246" calcext:value-type="float">
            <text:p><text:s/>3,04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63810.765740741" calcext:value-type="float">
            <text:p><text:s/>263,811 <text:s/></text:p>
          </table:table-cell>
          <table:table-cell table:style-name="ce50" office:value-type="float" office:value="138096.983" calcext:value-type="float">
            <text:p><text:s/>138,097 <text:s/></text:p>
          </table:table-cell>
          <table:table-cell table:style-name="ce50" office:value-type="float" office:value="225477.337" calcext:value-type="float">
            <text:p><text:s/>225,4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187781.346548822" calcext:value-type="float">
            <text:p>( 187,781 <text:s/>)</text:p>
          </table:table-cell>
          <table:table-cell table:style-name="ce53" office:value-type="float" office:value="130578.899" calcext:value-type="float">
            <text:p>( 130,579 <text:s/>)</text:p>
          </table:table-cell>
          <table:table-cell table:style-name="ce53" office:value-type="float" office:value="131801.245" calcext:value-type="float">
            <text:p>( 131,80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0268.8686026936" calcext:value-type="float">
            <text:p><text:s/>30,269 <text:s/></text:p>
          </table:table-cell>
          <table:table-cell table:style-name="ce50" office:value-type="float" office:value="19555.456" calcext:value-type="float">
            <text:p><text:s/>19,555 <text:s/></text:p>
          </table:table-cell>
          <table:table-cell table:style-name="ce50" office:value-type="float" office:value="22572.279" calcext:value-type="float">
            <text:p><text:s/>22,5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style-name="ce50" office:value-type="float" office:value="64.6560606060606" calcext:value-type="float">
            <text:p><text:s/>65 <text:s/></text:p>
          </table:table-cell>
          <table:table-cell table:style-name="ce50" office:value-type="float" office:value="56.574" calcext:value-type="float">
            <text:p><text:s/>57 <text:s/></text:p>
          </table:table-cell>
          <table:table-cell table:style-name="ce50" office:value-type="float" office:value="35.058" calcext:value-type="float">
            <text:p><text:s/>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9425.010016835" calcext:value-type="float">
            <text:p><text:s/>149,425 <text:s/></text:p>
          </table:table-cell>
          <table:table-cell table:style-name="ce50" office:value-type="float" office:value="4501.933" calcext:value-type="float">
            <text:p><text:s/>4,502 <text:s/></text:p>
          </table:table-cell>
          <table:table-cell table:style-name="ce50" office:value-type="float" office:value="193239.295" calcext:value-type="float">
            <text:p><text:s/>193,2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8537.24848484848" calcext:value-type="float">
            <text:p><text:s/>8,5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69.168" calcext:value-type="float">
            <text:p><text:s/>11,269 <text:s/></text:p>
          </table:table-cell>
          <table:table-cell table:style-name="ce50" office:value-type="float" office:value="285034.058749409" calcext:value-type="float">
            <text:p><text:s/>285,0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5034.058749409" calcext:value-type="float">
            <text:p><text:s/>285,0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7.630303030303" calcext:value-type="float">
            <text:p><text:s/>48 <text:s/></text:p>
          </table:table-cell>
          <table:table-cell table:style-name="ce50" office:value-type="float" office:value="70.731" calcext:value-type="float">
            <text:p><text:s/>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2194.55925925926" calcext:value-type="float">
            <text:p><text:s/>2,195 <text:s/></text:p>
          </table:table-cell>
          <table:table-cell table:style-name="ce51" office:value-type="float" office:value="1249.306" calcext:value-type="float">
            <text:p><text:s/>1,249 <text:s/></text:p>
          </table:table-cell>
          <table:table-cell table:style-name="ce51" office:value-type="float" office:value="1786.324" calcext:value-type="float">
            <text:p><text:s/>1,786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.4666666666667" calcext:value-type="float">
            <text:p><text:s/>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.4666666666667" calcext:value-type="float">
            <text:p><text:s/>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.4666666666667" calcext:value-type="float">
            <text:p><text:s/>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.4666666666667" calcext:value-type="float">
            <text:p><text:s/>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024.02803030303" calcext:value-type="float">
            <text:p><text:s/>3,0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91.717" calcext:value-type="float">
            <text:p><text:s/>3,9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3024.02803030303" calcext:value-type="float">
            <text:p><text:s/>3,0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91.717" calcext:value-type="float">
            <text:p><text:s/>3,9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7563.838383838" calcext:value-type="float">
            <text:p><text:s/>347,564 <text:s/></text:p>
          </table:table-cell>
          <table:table-cell table:style-name="ce50" office:value-type="float" office:value="373688.535" calcext:value-type="float">
            <text:p><text:s/>373,689 <text:s/></text:p>
          </table:table-cell>
          <table:table-cell table:style-name="ce50" office:value-type="float" office:value="126616.68" calcext:value-type="float">
            <text:p><text:s/>126,6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29836.6452861953" calcext:value-type="float">
            <text:p><text:s/>29,837 <text:s/></text:p>
          </table:table-cell>
          <table:table-cell table:style-name="ce50" office:value-type="float" office:value="32847.266" calcext:value-type="float">
            <text:p><text:s/>32,847 <text:s/></text:p>
          </table:table-cell>
          <table:table-cell table:style-name="ce50" office:value-type="float" office:value="10186.802" calcext:value-type="float">
            <text:p><text:s/>10,1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98284.88526936" calcext:value-type="float">
            <text:p><text:s/>198,285 <text:s/></text:p>
          </table:table-cell>
          <table:table-cell table:style-name="ce50" office:value-type="float" office:value="208743.898" calcext:value-type="float">
            <text:p><text:s/>208,744 <text:s/></text:p>
          </table:table-cell>
          <table:table-cell table:style-name="ce50" office:value-type="float" office:value="76185.917" calcext:value-type="float">
            <text:p><text:s/>76,1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315.47786195286" calcext:value-type="float">
            <text:p><text:s/>1,315 <text:s/></text:p>
          </table:table-cell>
          <table:table-cell table:style-name="ce50" office:value-type="float" office:value="1830.548" calcext:value-type="float">
            <text:p><text:s/>1,831 <text:s/></text:p>
          </table:table-cell>
          <table:table-cell table:style-name="ce50" office:value-type="float" office:value="109.277" calcext:value-type="float">
            <text:p><text:s/>1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6.7218855218855" calcext:value-type="float">
            <text:p><text:s/>67 <text:s/></text:p>
          </table:table-cell>
          <table:table-cell table:style-name="ce50" office:value-type="float" office:value="99.082" calcext:value-type="float">
            <text:p><text:s/>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06.346127946128" calcext:value-type="float">
            <text:p><text:s/>106 <text:s/></text:p>
          </table:table-cell>
          <table:table-cell table:style-name="ce50" office:value-type="float" office:value="157.924" calcext:value-type="float">
            <text:p><text:s/>1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315.55723905724" calcext:value-type="float">
            <text:p><text:s/>1,316 <text:s/></text:p>
          </table:table-cell>
          <table:table-cell table:style-name="ce50" office:value-type="float" office:value="1931.719" calcext:value-type="float">
            <text:p><text:s/>1,932 <text:s/></text:p>
          </table:table-cell>
          <table:table-cell table:style-name="ce50" office:value-type="float" office:value="19.452" calcext:value-type="float">
            <text:p><text:s/>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9339.77474747475" calcext:value-type="float">
            <text:p><text:s/>9,340 <text:s/></text:p>
          </table:table-cell>
          <table:table-cell table:style-name="ce50" office:value-type="float" office:value="12433.746" calcext:value-type="float">
            <text:p><text:s/>12,434 <text:s/></text:p>
          </table:table-cell>
          <table:table-cell table:style-name="ce50" office:value-type="float" office:value="1276.284" calcext:value-type="float">
            <text:p><text:s/>1,2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49349.7443602694" calcext:value-type="float">
            <text:p><text:s/>49,350 <text:s/></text:p>
          </table:table-cell>
          <table:table-cell table:style-name="ce50" office:value-type="float" office:value="54898.141" calcext:value-type="float">
            <text:p><text:s/>54,898 <text:s/></text:p>
          </table:table-cell>
          <table:table-cell table:style-name="ce50" office:value-type="float" office:value="16343.315" calcext:value-type="float">
            <text:p><text:s/>16,3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0818.0794612795" calcext:value-type="float">
            <text:p><text:s/>10,818 <text:s/></text:p>
          </table:table-cell>
          <table:table-cell table:style-name="ce50" office:value-type="float" office:value="11563.597" calcext:value-type="float">
            <text:p><text:s/>11,564 <text:s/></text:p>
          </table:table-cell>
          <table:table-cell table:style-name="ce50" office:value-type="float" office:value="4001.112" calcext:value-type="float">
            <text:p><text:s/>4,0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7130.6061447811" calcext:value-type="float">
            <text:p><text:s/>47,131 <text:s/></text:p>
          </table:table-cell>
          <table:table-cell table:style-name="ce51" office:value-type="float" office:value="49182.614" calcext:value-type="float">
            <text:p><text:s/>49,183 <text:s/></text:p>
          </table:table-cell>
          <table:table-cell table:style-name="ce51" office:value-type="float" office:value="18494.521" calcext:value-type="float">
            <text:p><text:s/>18,49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20723.44006734" calcext:value-type="float">
            <text:p><text:s/>620,723 <text:s/></text:p>
          </table:table-cell>
          <table:table-cell table:style-name="ce52" office:value-type="float" office:value="846274.825" calcext:value-type="float">
            <text:p><text:s/>846,275 <text:s/></text:p>
          </table:table-cell>
          <table:table-cell table:style-name="ce52" office:value-type="float" office:value="67110.652" calcext:value-type="float">
            <text:p><text:s/>67,11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9887172.719069" calcext:value-type="float">
            <text:p><text:s/>99,887,173 <text:s/></text:p>
          </table:table-cell>
          <table:table-cell table:style-name="ce57" office:value-type="float" office:value="20384" calcext:value-type="float">
            <text:p><text:s/>20,384 <text:s/></text:p>
          </table:table-cell>
          <table:table-cell table:style-name="ce57" office:value-type="float" office:value="99866788.719069" calcext:value-type="float">
            <text:p><text:s/>99,866,789 <text:s/></text:p>
          </table:table-cell>
          <table:table-cell table:style-name="ce57" office:value-type="float" office:value="3763151.745547" calcext:value-type="float">
            <text:p><text:s/>3,763,152 <text:s/></text:p>
          </table:table-cell>
          <table:table-cell table:style-name="ce57" office:value-type="float" office:value="202538.511623" calcext:value-type="float">
            <text:p><text:s/>202,539 <text:s/></text:p>
          </table:table-cell>
          <table:table-cell table:style-name="ce57" office:value-type="float" office:value="141366.314018" calcext:value-type="float">
            <text:p><text:s/>141,36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172.197605" calcext:value-type="float">
            <text:p><text:s/>61,172 <text:s/></text:p>
          </table:table-cell>
          <table:table-cell table:style-name="ce57" office:value-type="float" office:value="3560613.233924" calcext:value-type="float">
            <text:p><text:s/>3,560,61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9487310.425" calcext:value-type="float">
            <text:p><text:s/>99,487,31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9487310.425" calcext:value-type="float">
            <text:p><text:s/>99,487,31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9019.758" calcext:value-type="float">
            <text:p><text:s/>79,020 <text:s/></text:p>
          </table:table-cell>
          <table:table-cell table:style-name="ce57" office:value-type="float" office:value="60750.758" calcext:value-type="float">
            <text:p><text:s/>60,75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60750.758" calcext:value-type="float">
            <text:p><text:s/>60,751 <text:s/></text:p>
          </table:table-cell>
          <table:table-cell table:style-name="ce57" office:value-type="float" office:value="18269" calcext:value-type="float">
            <text:p><text:s/>18,26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1410.316178" calcext:value-type="float">
            <text:p><text:s/>81,41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1410.316178" calcext:value-type="float">
            <text:p><text:s/>81,41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99862.294069" calcext:value-type="float">
            <text:p><text:s/>399,862 <text:s/></text:p>
          </table:table-cell>
          <table:table-cell table:style-name="ce57" office:value-type="float" office:value="20384" calcext:value-type="float">
            <text:p><text:s/>20,384 <text:s/></text:p>
          </table:table-cell>
          <table:table-cell table:style-name="ce57" office:value-type="float" office:value="379478.294069" calcext:value-type="float">
            <text:p><text:s/>379,478 <text:s/></text:p>
          </table:table-cell>
          <table:table-cell table:style-name="ce57" office:value-type="float" office:value="3602721.671369" calcext:value-type="float">
            <text:p><text:s/>3,602,722 <text:s/></text:p>
          </table:table-cell>
          <table:table-cell table:style-name="ce57" office:value-type="float" office:value="141787.753623" calcext:value-type="float">
            <text:p><text:s/>141,788 <text:s/></text:p>
          </table:table-cell>
          <table:table-cell table:style-name="ce57" office:value-type="float" office:value="141366.314018" calcext:value-type="float">
            <text:p><text:s/>141,36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21.439605" calcext:value-type="float">
            <text:p><text:s/>421 <text:s/></text:p>
          </table:table-cell>
          <table:table-cell table:style-name="ce57" office:value-type="float" office:value="3460933.917746" calcext:value-type="float">
            <text:p><text:s/>3,460,93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83804.853367" calcext:value-type="float">
            <text:p><text:s/>83,80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3804.853367" calcext:value-type="float">
            <text:p><text:s/>83,805 <text:s/></text:p>
          </table:table-cell>
          <table:table-cell table:style-name="ce57" office:value-type="float" office:value="861745.081516" calcext:value-type="float">
            <text:p><text:s/>861,745 <text:s/></text:p>
          </table:table-cell>
          <table:table-cell table:number-columns-repeated="2" table:style-name="ce57" office:value-type="float" office:value="117977.571755" calcext:value-type="float">
            <text:p><text:s/>117,978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43767.509761" calcext:value-type="float">
            <text:p><text:s/>743,76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83804.853367" calcext:value-type="float">
            <text:p><text:s/>83,80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3804.853367" calcext:value-type="float">
            <text:p><text:s/>83,805 <text:s/></text:p>
          </table:table-cell>
          <table:table-cell table:style-name="ce51" office:value-type="float" office:value="861745.081516" calcext:value-type="float">
            <text:p><text:s/>861,745 <text:s/></text:p>
          </table:table-cell>
          <table:table-cell table:number-columns-repeated="2" table:style-name="ce51" office:value-type="float" office:value="117977.571755" calcext:value-type="float">
            <text:p><text:s/>117,97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43767.509761" calcext:value-type="float">
            <text:p><text:s/>743,768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019152.286" calcext:value-type="float">
            <text:p><text:s/>3,019,152 <text:s/></text:p>
          </table:table-cell>
          <table:table-cell table:style-name="ce49" office:value-type="float" office:value="1911.729" calcext:value-type="float">
            <text:p><text:s/>1,912 <text:s/></text:p>
          </table:table-cell>
          <table:table-cell table:style-name="ce49" office:value-type="float" office:value="6095329.2818" calcext:value-type="float">
            <text:p><text:s/>6,095,329 <text:s/></text:p>
          </table:table-cell>
          <table:table-cell table:style-name="ce49" office:value-type="float" office:value="2433124.458" calcext:value-type="float">
            <text:p><text:s/>2,433,124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1440245.03" calcext:value-type="float">
            <text:p><text:s/>31,440,2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1440245.03" calcext:value-type="float">
            <text:p><text:s/>31,440,245 <text:s/></text:p>
          </table:table-cell>
          <table:table-cell table:style-name="ce51" office:value-type="float" office:value="3019152.286" calcext:value-type="float">
            <text:p><text:s/>3,019,152 <text:s/></text:p>
          </table:table-cell>
          <table:table-cell table:style-name="ce51" office:value-type="float" office:value="1911.729" calcext:value-type="float">
            <text:p><text:s/>1,912 <text:s/></text:p>
          </table:table-cell>
          <table:table-cell table:style-name="ce51" office:value-type="float" office:value="6095329.2818" calcext:value-type="float">
            <text:p><text:s/>6,095,329 <text:s/></text:p>
          </table:table-cell>
          <table:table-cell table:style-name="ce51" office:value-type="float" office:value="2433124.458" calcext:value-type="float">
            <text:p><text:s/>2,433,12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589212.89104" calcext:value-type="float">
            <text:p><text:s/>-589,21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1440245.03" calcext:value-type="float">
            <text:p><text:s/>31,440,245 <text:s/></text:p>
          </table:table-cell>
          <table:table-cell table:style-name="ce50" office:value-type="float" office:value="6178069.176" calcext:value-type="float">
            <text:p><text:s/>6,178,069 <text:s/></text:p>
          </table:table-cell>
          <table:table-cell table:style-name="ce50" office:value-type="float" office:value="1911.729" calcext:value-type="float">
            <text:p><text:s/>1,912 <text:s/></text:p>
          </table:table-cell>
          <table:table-cell table:style-name="ce50" office:value-type="float" office:value="6095329.2818" calcext:value-type="float">
            <text:p><text:s/>6,095,329 <text:s/></text:p>
          </table:table-cell>
          <table:table-cell table:style-name="ce50" office:value-type="float" office:value="2433124.458" calcext:value-type="float">
            <text:p><text:s/>2,433,1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1440245.03" calcext:value-type="float">
            <text:p><text:s/>31,440,245 <text:s/></text:p>
          </table:table-cell>
          <table:table-cell table:style-name="ce50" office:value-type="float" office:value="6177757.688" calcext:value-type="float">
            <text:p><text:s/>6,177,7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6118.2528" calcext:value-type="float">
            <text:p><text:s/>816,118 <text:s/></text:p>
          </table:table-cell>
          <table:table-cell table:style-name="ce50" office:value-type="float" office:value="2411174.419" calcext:value-type="float">
            <text:p><text:s/>2,411,1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.488" calcext:value-type="float">
            <text:p><text:s/>311 <text:s/></text:p>
          </table:table-cell>
          <table:table-cell table:style-name="ce50" office:value-type="float" office:value="1911.729" calcext:value-type="float">
            <text:p><text:s/>1,912 <text:s/></text:p>
          </table:table-cell>
          <table:table-cell table:style-name="ce50" office:value-type="float" office:value="5279211.029" calcext:value-type="float">
            <text:p><text:s/>5,279,211 <text:s/></text:p>
          </table:table-cell>
          <table:table-cell table:style-name="ce50" office:value-type="float" office:value="21950.039" calcext:value-type="float">
            <text:p><text:s/>21,9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58916.89" calcext:value-type="float">
            <text:p><text:s/>3,158,9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139911.1758" calcext:value-type="float">
            <text:p><text:s/>280,139,9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58916.89" calcext:value-type="float">
            <text:p><text:s/>3,158,9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139911.1758" calcext:value-type="float">
            <text:p><text:s/>280,139,91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306018.49996" calcext:value-type="float">
            <text:p><text:s/>19,306,01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75.088" calcext:value-type="float">
            <text:p><text:s/>34,57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79758.74196" calcext:value-type="float">
            <text:p><text:s/>2,679,7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54412.256" calcext:value-type="float">
            <text:p><text:s/>9,754,41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42797" calcext:value-type="float">
            <text:p><text:s/>3,942,7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7295.935" calcext:value-type="float">
            <text:p><text:s/>2,377,29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17179.479" calcext:value-type="float">
            <text:p><text:s/>517,17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482015.958" calcext:value-type="float">
            <text:p><text:s/>9,482,016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51941089.60888" calcext:value-type="float">
            <text:p><text:s/>251,941,09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51941089.60888" calcext:value-type="float">
            <text:p><text:s/>251,941,0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742252.969" calcext:value-type="float">
            <text:p><text:s/>150,742,2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7798.728" calcext:value-type="float">
            <text:p><text:s/>257,7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52001.977" calcext:value-type="float">
            <text:p><text:s/>4,452,0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86055.322" calcext:value-type="float">
            <text:p><text:s/>4,786,0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575.665" calcext:value-type="float">
            <text:p><text:s/>148,5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8781.229" calcext:value-type="float">
            <text:p><text:s/>398,7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20266.541" calcext:value-type="float">
            <text:p><text:s/>3,620,2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7195.734" calcext:value-type="float">
            <text:p><text:s/>547,1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73880.23" calcext:value-type="float">
            <text:p><text:s/>31,173,8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096357.807" calcext:value-type="float">
            <text:p><text:s/>23,096,3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710443.013" calcext:value-type="float">
            <text:p>( 5,710,44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221582.252" calcext:value-type="float">
            <text:p>( 17,221,58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64332.542" calcext:value-type="float">
            <text:p>( 164,33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88321.138" calcext:value-type="float">
            <text:p><text:s/>3,788,3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08338.186" calcext:value-type="float">
            <text:p><text:s/>3,108,33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180863.099" calcext:value-type="float">
            <text:p><text:s/>1,180,8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1076.619" calcext:value-type="float">
            <text:p><text:s/>1,341,0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8123.044" calcext:value-type="float">
            <text:p><text:s/>1,068,12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440240.327" calcext:value-type="float">
            <text:p><text:s/>5,440,2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55850.842" calcext:value-type="float">
            <text:p><text:s/>5,755,8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82418.016" calcext:value-type="float">
            <text:p><text:s/>1,882,4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3432.826" calcext:value-type="float">
            <text:p><text:s/>3,873,4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97299.891" calcext:value-type="float">
            <text:p>( 397,300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882832.352" calcext:value-type="float">
            <text:p>( 2,882,83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243178.375" calcext:value-type="float">
            <text:p><text:s/>18,243,1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69978.784" calcext:value-type="float">
            <text:p><text:s/>15,969,9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73199.591" calcext:value-type="float">
            <text:p><text:s/>2,273,2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809510.593" calcext:value-type="float">
            <text:p>( 809,51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72545.893" calcext:value-type="float">
            <text:p><text:s/>6,672,54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752863.43" calcext:value-type="float">
            <text:p><text:s/>2,752,8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667827.126" calcext:value-type="float">
            <text:p><text:s/>55,667,8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1159022.666" calcext:value-type="float">
            <text:p>( 51,159,02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78136.746" calcext:value-type="float">
            <text:p><text:s/>2,678,1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0971.88" calcext:value-type="float">
            <text:p><text:s/>1,030,9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8424.863" calcext:value-type="float">
            <text:p><text:s/>1,158,4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2599.76" calcext:value-type="float">
            <text:p><text:s/>2,512,6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5858.638" calcext:value-type="float">
            <text:p><text:s/>1,035,85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1018.05804" calcext:value-type="float">
            <text:p><text:s/>1,481,0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0119.383" calcext:value-type="float">
            <text:p><text:s/>1,450,1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98.67504" calcext:value-type="float">
            <text:p><text:s/>30,8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73341.739" calcext:value-type="float">
            <text:p><text:s/>3,273,3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7490.682" calcext:value-type="float">
            <text:p><text:s/>2,247,49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25851.057" calcext:value-type="float">
            <text:p><text:s/>1,025,8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37405.63224" calcext:value-type="float">
            <text:p><text:s/>46,237,4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28299.747" calcext:value-type="float">
            <text:p><text:s/>11,428,3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87714.579" calcext:value-type="float">
            <text:p><text:s/>7,487,7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28109.256" calcext:value-type="float">
            <text:p><text:s/>2,128,1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7717.793" calcext:value-type="float">
            <text:p><text:s/>1,107,7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8622.622" calcext:value-type="float">
            <text:p><text:s/>2,438,6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55954.40184" calcext:value-type="float">
            <text:p><text:s/>2,355,9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03793.721" calcext:value-type="float">
            <text:p><text:s/>1,703,7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65792.658" calcext:value-type="float">
            <text:p><text:s/>9,365,7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28224.3454" calcext:value-type="float">
            <text:p><text:s/>4,528,22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693176.509" calcext:value-type="float">
            <text:p><text:s/>3,693,177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0207071.2106" calcext:value-type="float">
            <text:p><text:s/>50,207,0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1440245.03" calcext:value-type="float">
            <text:p><text:s/>31,440,245 <text:s/></text:p>
          </table:table-cell>
          <table:table-cell table:style-name="ce57" office:value-type="float" office:value="6178069.176" calcext:value-type="float">
            <text:p><text:s/>6,178,069 <text:s/></text:p>
          </table:table-cell>
          <table:table-cell table:style-name="ce57" office:value-type="float" office:value="1911.729" calcext:value-type="float">
            <text:p><text:s/>1,912 <text:s/></text:p>
          </table:table-cell>
          <table:table-cell table:style-name="ce57" office:value-type="float" office:value="6095329.2818" calcext:value-type="float">
            <text:p><text:s/>6,095,329 <text:s/></text:p>
          </table:table-cell>
          <table:table-cell table:style-name="ce57" office:value-type="float" office:value="2420581.985" calcext:value-type="float">
            <text:p><text:s/>2,420,58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1440245.03" calcext:value-type="float">
            <text:p><text:s/>31,440,245 <text:s/></text:p>
          </table:table-cell>
          <table:table-cell table:style-name="ce57" office:value-type="float" office:value="6177757.688" calcext:value-type="float">
            <text:p><text:s/>6,177,7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16118.2528" calcext:value-type="float">
            <text:p><text:s/>816,118 <text:s/></text:p>
          </table:table-cell>
          <table:table-cell table:style-name="ce57" office:value-type="float" office:value="2411174.419" calcext:value-type="float">
            <text:p><text:s/>2,411,17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11.488" calcext:value-type="float">
            <text:p><text:s/>311 <text:s/></text:p>
          </table:table-cell>
          <table:table-cell table:style-name="ce57" office:value-type="float" office:value="1911.729" calcext:value-type="float">
            <text:p><text:s/>1,912 <text:s/></text:p>
          </table:table-cell>
          <table:table-cell table:style-name="ce57" office:value-type="float" office:value="5279211.029" calcext:value-type="float">
            <text:p><text:s/>5,279,211 <text:s/></text:p>
          </table:table-cell>
          <table:table-cell table:style-name="ce57" office:value-type="float" office:value="9407.566" calcext:value-type="float">
            <text:p><text:s/>9,40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4434" calcext:value-type="float">
            <text:p><text:s/>104,434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4434" calcext:value-type="float">
            <text:p><text:s/>104,434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40335.197" calcext:value-type="float">
            <text:p><text:s/>29,840,335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40335.197" calcext:value-type="float">
            <text:p><text:s/>29,840,335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29978.916" calcext:value-type="float">
            <text:p><text:s/>6,829,979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75601.916" calcext:value-type="float">
            <text:p><text:s/>5,875,602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4377" calcext:value-type="float">
            <text:p><text:s/>954,377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4434" calcext:value-type="float">
            <text:p><text:s/>104,434 <text:s/></text:p>
          </table:table-cell>
          <table:table-cell table:style-name="ce52" office:value-type="float" office:value="23010356.281" calcext:value-type="float">
            <text:p><text:s/>23,010,356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4434" calcext:value-type="float">
            <text:p><text:s/>104,434 <text:s/></text:p>
          </table:table-cell>
          <table:table-cell table:style-name="ce52" office:value-type="float" office:value="23010356.281" calcext:value-type="float">
            <text:p><text:s/>23,010,356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997600.376" calcext:value-type="float">
            <text:p><text:s/>22,997,600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9789" calcext:value-type="float">
            <text:p><text:s/>309,789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4677.842" calcext:value-type="float">
            <text:p><text:s/>564,678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32" calcext:value-type="float">
            <text:p><text:s/>5,532 <text:s/></text:p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761" calcext:value-type="float">
            <text:p><text:s/>64,761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22360.834" calcext:value-type="float">
            <text:p><text:s/>20,422,361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023285.534" calcext:value-type="float">
            <text:p><text:s/>19,023,286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641163.73" calcext:value-type="float">
            <text:p>( 4,641,164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382121.804" calcext:value-type="float">
            <text:p>( 14,382,122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1178" calcext:value-type="float">
            <text:p><text:s/>1,011,178 <text:s/></text:p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20.62" calcext:value-type="float">
            <text:p><text:s/>9,821 <text:s/></text:p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78076.68" calcext:value-type="float">
            <text:p><text:s/>378,077 <text:s/></text:p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6431" calcext:value-type="float">
            <text:p><text:s/>186,431 <text:s/></text:p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97068" calcext:value-type="float">
            <text:p><text:s/>797,068 <text:s/></text:p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929" calcext:value-type="float">
            <text:p><text:s/>105,929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468" calcext:value-type="float">
            <text:p><text:s/>53,468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461" calcext:value-type="float">
            <text:p><text:s/>52,461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2461" calcext:value-type="float">
            <text:p>( 52,461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13" calcext:value-type="float">
            <text:p><text:s/>11,713 <text:s/></text:p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7405.7" calcext:value-type="float">
            <text:p><text:s/>527,406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27405.7" calcext:value-type="float">
            <text:p>( 527,406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" calcext:value-type="float">
            <text:p><text:s/>199 <text:s/></text:p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4" calcext:value-type="float">
            <text:p><text:s/>1,734 <text:s/></text:p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133.02" calcext:value-type="float">
            <text:p><text:s/>3,133 <text:s/></text:p>
          </table:table-cell>
          <table:table-cell table:style-name="ce50" office:value-type="float" office:value="12755.905" calcext:value-type="float">
            <text:p><text:s/>12,756 <text:s/></text:p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25" calcext:value-type="float">
            <text:p><text:s/>7,925 <text:s/></text:p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133.02" calcext:value-type="float">
            <text:p><text:s/>3,13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830.905" calcext:value-type="float">
            <text:p><text:s/>4,831 <text:s/></text:p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1300.98" calcext:value-type="float">
            <text:p><text:s/>101,301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